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3.97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23.34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1.01mm"/>
    </style:style>
    <style:style style:name="co14" style:family="table-column">
      <style:table-column-properties fo:break-before="auto" style:column-width="20.8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75.07mm"/>
    </style:style>
    <style:style style:name="co18" style:family="table-column">
      <style:table-column-properties fo:break-before="auto" style:column-width="15.95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6.53mm"/>
    </style:style>
    <style:style style:name="co22" style:family="table-column">
      <style:table-column-properties fo:break-before="auto" style:column-width="20mm"/>
    </style:style>
    <style:style style:name="co23" style:family="table-column">
      <style:table-column-properties fo:break-before="auto" style:column-width="65.56mm"/>
    </style:style>
    <style:style style:name="co24" style:family="table-column">
      <style:table-column-properties fo:break-before="auto" style:column-width="20.83mm"/>
    </style:style>
    <style:style style:name="co25" style:family="table-column">
      <style:table-column-properties fo:break-before="auto" style:column-width="19.37mm"/>
    </style:style>
    <style:style style:name="co26" style:family="table-column">
      <style:table-column-properties fo:break-before="auto" style:column-width="18.12mm"/>
    </style:style>
    <style:style style:name="co27" style:family="table-column">
      <style:table-column-properties fo:break-before="auto" style:column-width="20.13mm"/>
    </style:style>
    <style:style style:name="co28" style:family="table-column">
      <style:table-column-properties fo:break-before="auto" style:column-width="46.94mm"/>
    </style:style>
    <style:style style:name="co29" style:family="table-column">
      <style:table-column-properties fo:break-before="auto" style:column-width="13.95mm"/>
    </style:style>
    <style:style style:name="co30" style:family="table-column">
      <style:table-column-properties fo:break-before="auto" style:column-width="42.32mm"/>
    </style:style>
    <style:style style:name="co31" style:family="table-column">
      <style:table-column-properties fo:break-before="auto" style:column-width="14.64mm"/>
    </style:style>
    <style:style style:name="co32" style:family="table-column">
      <style:table-column-properties fo:break-before="auto" style:column-width="19.1mm"/>
    </style:style>
    <style:style style:name="co33" style:family="table-column">
      <style:table-column-properties fo:break-before="auto" style:column-width="18.87mm"/>
    </style:style>
    <style:style style:name="co34" style:family="table-column">
      <style:table-column-properties fo:break-before="auto" style:column-width="21.1mm"/>
    </style:style>
    <style:style style:name="co35" style:family="table-column">
      <style:table-column-properties fo:break-before="auto" style:column-width="3.81mm"/>
    </style:style>
    <style:style style:name="co36" style:family="table-column">
      <style:table-column-properties fo:break-before="auto" style:column-width="25.14mm"/>
    </style:style>
    <style:style style:name="co37" style:family="table-column">
      <style:table-column-properties fo:break-before="auto" style:column-width="77.24mm"/>
    </style:style>
    <style:style style:name="co38" style:family="table-column">
      <style:table-column-properties fo:break-before="auto" style:column-width="25.45mm"/>
    </style:style>
    <style:style style:name="co39" style:family="table-column">
      <style:table-column-properties fo:break-before="auto" style:column-width="4.39mm"/>
    </style:style>
    <style:style style:name="co40" style:family="table-column">
      <style:table-column-properties fo:break-before="auto" style:column-width="101.67mm"/>
    </style:style>
    <style:style style:name="co41" style:family="table-column">
      <style:table-column-properties fo:break-before="auto" style:column-width="20.9mm"/>
    </style:style>
    <style:style style:name="co42" style:family="table-column">
      <style:table-column-properties fo:break-before="auto" style:column-width="24.68mm"/>
    </style:style>
    <style:style style:name="co43" style:family="table-column">
      <style:table-column-properties fo:break-before="auto" style:column-width="23mm"/>
    </style:style>
    <style:style style:name="co44" style:family="table-column">
      <style:table-column-properties fo:break-before="auto" style:column-width="46.23mm"/>
    </style:style>
    <style:style style:name="co45" style:family="table-column">
      <style:table-column-properties fo:break-before="auto" style:column-width="13.76mm"/>
    </style:style>
    <style:style style:name="co46" style:family="table-column">
      <style:table-column-properties fo:break-before="auto" style:column-width="12.88mm"/>
    </style:style>
    <style:style style:name="co47" style:family="table-column">
      <style:table-column-properties fo:break-before="auto" style:column-width="83.87mm"/>
    </style:style>
    <style:style style:name="co48" style:family="table-column">
      <style:table-column-properties fo:break-before="auto" style:column-width="30.18mm"/>
    </style:style>
    <style:style style:name="co49" style:family="table-column">
      <style:table-column-properties fo:break-before="auto" style:column-width="35.21mm"/>
    </style:style>
    <style:style style:name="co50" style:family="table-column">
      <style:table-column-properties fo:break-before="auto" style:column-width="51.51mm"/>
    </style:style>
    <style:style style:name="co51" style:family="table-column">
      <style:table-column-properties fo:break-before="auto" style:column-width="52.83mm"/>
    </style:style>
    <style:style style:name="co52" style:family="table-column">
      <style:table-column-properties fo:break-before="auto" style:column-width="45.1mm"/>
    </style:style>
    <style:style style:name="co53" style:family="table-column">
      <style:table-column-properties fo:break-before="auto" style:column-width="26.09mm"/>
    </style:style>
    <style:style style:name="co54" style:family="table-column">
      <style:table-column-properties fo:break-before="auto" style:column-width="27.59mm"/>
    </style:style>
    <style:style style:name="co55" style:family="table-column">
      <style:table-column-properties fo:break-before="auto" style:column-width="15.33mm"/>
    </style:style>
    <style:style style:name="co56" style:family="table-column">
      <style:table-column-properties fo:break-before="auto" style:column-width="3.18mm"/>
    </style:style>
    <style:style style:name="co57" style:family="table-column">
      <style:table-column-properties fo:break-before="auto" style:column-width="28.13mm"/>
    </style:style>
    <style:style style:name="co58" style:family="table-column">
      <style:table-column-properties fo:break-before="auto" style:column-width="7.53mm"/>
    </style:style>
    <style:style style:name="co59" style:family="table-column">
      <style:table-column-properties fo:break-before="auto" style:column-width="13.41mm"/>
    </style:style>
    <style:style style:name="co60" style:family="table-column">
      <style:table-column-properties fo:break-before="auto" style:column-width="14.45mm"/>
    </style:style>
    <style:style style:name="co61" style:family="table-column">
      <style:table-column-properties fo:break-before="auto" style:column-width="2.93mm"/>
    </style:style>
    <style:style style:name="co62" style:family="table-column">
      <style:table-column-properties fo:break-before="auto" style:column-width="16.23mm"/>
    </style:style>
    <style:style style:name="co63" style:family="table-column">
      <style:table-column-properties fo:break-before="auto" style:column-width="19.47mm"/>
    </style:style>
    <style:style style:name="co64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5" style:family="table-cell" style:parent-style-name="Default" style:data-style-name="N4"/>
    <style:style style:name="ce1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transparent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1.05pt double #000000" style:border-line-width-bottom="0.12mm 0.12mm 0.12mm" fo:background-color="#dddddd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5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1"/>
    <style:style style:name="ce158" style:family="table-cell" style:parent-style-name="Default" style:data-style-name="N1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1"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1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3"/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204" style:family="table-cell" style:parent-style-name="Excel_20_Built-in_20_Normal">
      <style:table-cell-properties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0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192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194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2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 style:data-style-name="N10004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7" style:family="table-cell" style:parent-style-name="Default">
      <style:table-cell-properties fo:border-bottom="0.99pt double #000000" style:border-line-width-bottom="0.26mm 0.04mm 0.53mm" style:text-align-source="fix" style:repeat-content="false" fo:border-left="0.99pt double #000000" style:border-line-width-left="0.26mm 0.04mm 0.53mm" fo:border-right="none" fo:border-top="0.99pt double #000000" style:border-line-width-top="0.26mm 0.04mm 0.53mm"/>
      <style:paragraph-properties fo:text-align="center" fo:margin-left="0mm"/>
    </style:style>
    <style:style style:name="ce298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/>
      <style:paragraph-properties fo:text-align="end" fo:margin-left="0mm"/>
    </style:style>
    <style:style style:name="ce29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00" style:family="table-cell" style:parent-style-name="Default">
      <style:table-cell-properties fo:border-bottom="0.99pt double #000000" style:border-line-width-bottom="0.26mm 0.04mm 0.53mm" style:text-align-source="fix" style:repeat-content="false" fo:border-left="none" fo:border-right="none" fo:border-top="0.99pt double #000000" style:border-line-width-top="0.26mm 0.04mm 0.53mm"/>
      <style:paragraph-properties fo:text-align="center" fo:margin-left="0mm"/>
    </style:style>
    <style:style style:name="ce301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end" fo:margin-left="0mm"/>
    </style:style>
    <style:style style:name="ce302" style:family="table-cell" style:parent-style-name="Default">
      <style:table-cell-properties fo:border-bottom="0.99pt double #000000" style:border-line-width-bottom="0.26mm 0.04mm 0.53mm" style:text-align-source="fix" style:repeat-content="false" fo:border-left="none" fo:border-right="0.99pt double #000000" style:border-line-width-right="0.26mm 0.04mm 0.53mm" fo:border-top="0.99pt double #000000" style:border-line-width-top="0.26mm 0.04mm 0.53mm"/>
      <style:paragraph-properties fo:text-align="center" fo:margin-left="0mm"/>
    </style:style>
    <style:style style:name="ce303" style:family="table-cell" style:parent-style-name="Default">
      <style:table-cell-properties fo:border-bottom="none" style:text-align-source="fix" style:repeat-content="false" fo:border-left="0.99pt double #000000" style:border-line-width-left="0.26mm 0.04mm 0.53mm" fo:border-right="0.99pt double #000000" style:border-line-width-right="0.26mm 0.04mm 0.53mm" fo:border-top="0.99pt double #000000" style:border-line-width-top="0.26mm 0.04mm 0.53mm"/>
      <style:paragraph-properties fo:text-align="end" fo:margin-left="0mm"/>
    </style:style>
    <style:style style:name="ce304" style:family="table-cell" style:parent-style-name="Default" style:data-style-name="N4">
      <style:table-cell-properties style:text-align-source="fix" style:repeat-content="false" fo:border="1.05pt double #000000" style:border-line-width="0.12mm 0.12mm 0.12mm"/>
      <style:paragraph-properties fo:text-align="end" fo:margin-left="0mm"/>
    </style:style>
    <style:style style:name="ce305" style:family="table-cell" style:parent-style-name="Default" style:data-style-name="N4">
      <style:table-cell-properties fo:border-bottom="none" fo:border-left="0.99pt double #000000" style:border-line-width-left="0.26mm 0.04mm 0.53mm" fo:border-right="0.99pt double #000000" style:border-line-width-right="0.26mm 0.04mm 0.53mm" fo:border-top="none"/>
    </style:style>
    <style:style style:name="ce306" style:family="table-cell" style:parent-style-name="Default" style:data-style-name="N4">
      <style:table-cell-properties fo:border-bottom="0.99pt double #000000" style:border-line-width-bottom="0.26mm 0.04mm 0.53mm" fo:border-left="0.99pt double #000000" style:border-line-width-left="0.26mm 0.04mm 0.53mm" fo:border-right="0.99pt double #000000" style:border-line-width-right="0.26mm 0.04mm 0.53mm" fo:border-top="none"/>
    </style:style>
    <style:style style:name="ce307" style:family="table-cell" style:parent-style-name="Default">
      <style:table-cell-properties fo:border-bottom="0.99pt double #000000" style:border-line-width-bottom="0.26mm 0.04mm 0.53mm" fo:border-left="none" fo:border-right="none" fo:border-top="0.99pt double #000000" style:border-line-width-top="0.26mm 0.04mm 0.53mm"/>
    </style:style>
    <style:style style:name="ce308" style:family="table-cell" style:parent-style-name="Default">
      <style:table-cell-properties fo:border-bottom="0.99pt double #000000" style:border-line-width-bottom="0.26mm 0.04mm 0.53mm" fo:border-left="none" fo:border-right="0.99pt double #000000" style:border-line-width-right="0.26mm 0.04mm 0.53mm" fo:border-top="0.99pt double #000000" style:border-line-width-top="0.26mm 0.04mm 0.53mm"/>
    </style:style>
    <style:style style:name="ce309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</style:style>
    <style:style style:name="ce310" style:family="table-cell" style:parent-style-name="Default" style:data-style-name="N4">
      <style:table-cell-properties fo:border="0.99pt double #000000" style:border-line-width="0.26mm 0.04mm 0.53mm"/>
    </style:style>
    <style:style style:name="ce311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3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4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315" style:family="table-cell" style:parent-style-name="Default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ce316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578.8" calcext:value-type="float">
            <text:p>181.578,80</text:p>
          </table:table-cell>
          <table:table-cell table:style-name="ce23" table:formula="of:=[.A6]*[.B5]" office:value-type="float" office:value="45394.7" calcext:value-type="float">
            <text:p>45.394,70</text:p>
          </table:table-cell>
          <table:table-cell table:style-name="ce23" table:formula="of:=[.C5]*[.A6]" office:value-type="float" office:value="45394.7" calcext:value-type="float">
            <text:p>45.394,70</text:p>
          </table:table-cell>
          <table:table-cell table:style-name="ce23" table:formula="of:=[.D5]*[.A6]" office:value-type="float" office:value="45394.7" calcext:value-type="float">
            <text:p>45.394,70</text:p>
          </table:table-cell>
          <table:table-cell table:style-name="ce23" table:formula="of:=[.E5]*[.A6]" office:value-type="float" office:value="45394.7" calcext:value-type="float">
            <text:p>45.394,7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8900" calcext:value-type="float">
            <text:p>18.900,00</text:p>
          </table:table-cell>
          <table:table-cell table:style-name="ce24" table:number-columns-repeated="2"/>
          <table:table-cell table:style-name="ce12" table:formula="of:=[.D7]*[.A8]" office:value-type="float" office:value="8505" calcext:value-type="float">
            <text:p>8.505,00</text:p>
          </table:table-cell>
          <table:table-cell table:style-name="ce31" table:formula="of:=[.E7]*[.A8]" office:value-type="float" office:value="3969" calcext:value-type="float">
            <text:p>3.969,00</text:p>
          </table:table-cell>
          <table:table-cell table:style-name="ce31" table:formula="of:=[.F7]*[.A8]" office:value-type="float" office:value="6426" calcext:value-type="float">
            <text:p>6.4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9]*[.A10]" office:value-type="float" office:value="60255" calcext:value-type="float">
            <text:p>60.255,00</text:p>
          </table:table-cell>
          <table:table-cell table:style-name="ce23" table:formula="of:=[.E9]*[.A10]" office:value-type="float" office:value="28119" calcext:value-type="float">
            <text:p>28.119,00</text:p>
          </table:table-cell>
          <table:table-cell table:style-name="ce47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1]*[.A12]" office:value-type="float" office:value="13374" calcext:value-type="float">
            <text:p>13.374,00</text:p>
          </table:table-cell>
          <table:table-cell table:style-name="ce31" table:formula="of:=[.E11]*[.A12]" office:value-type="float" office:value="6241.2" calcext:value-type="float">
            <text:p>6.241,20</text:p>
          </table:table-cell>
          <table:table-cell table:style-name="ce31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3]*[.A14]" office:value-type="float" office:value="10500" calcext:value-type="float">
            <text:p>10.500,00</text:p>
          </table:table-cell>
          <table:table-cell table:style-name="ce23" table:formula="of:=[.D13]*[.A14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5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7]*[.A18]" office:value-type="float" office:value="17000" calcext:value-type="float">
            <text:p>17.000,00</text:p>
          </table:table-cell>
          <table:table-cell table:style-name="ce23" table:formula="of:=[.D17]*[.A18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6]+[.A14]+[.A12]+[.A10]+[.A8]+[.A6]+[.A18]" office:value-type="float" office:value="481948.8" calcext:value-type="float">
            <text:p>481.948,80</text:p>
          </table:table-cell>
          <table:table-cell table:style-name="ce28" table:formula="of:=[.B21]/[.$A$21]" office:value-type="percentage" office:value="0.0941898807508183" calcext:value-type="percentage">
            <text:p>%9,42</text:p>
          </table:table-cell>
          <table:table-cell table:style-name="ce32" table:formula="of:=[.C21]/[.$A$21]" office:value-type="percentage" office:value="0.216453905477096" calcext:value-type="percentage">
            <text:p>%21,65</text:p>
          </table:table-cell>
          <table:table-cell table:style-name="ce32" table:formula="of:=[.D21]/[.$A$21]" office:value-type="percentage" office:value="0.386874497871973" calcext:value-type="percentage">
            <text:p>%38,69</text:p>
          </table:table-cell>
          <table:table-cell table:style-name="ce32" table:formula="of:=[.E21]/[.$A$21]" office:value-type="percentage" office:value="0.173719490535094" calcext:value-type="percentage">
            <text:p>%17,37</text:p>
          </table:table-cell>
          <table:table-cell table:style-name="ce49" table:formula="of:=[.F21]/[.$A$21]" office:value-type="percentage" office:value="0.128762225365018" calcext:value-type="percentage">
            <text:p>%12,8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81948.8" calcext:value-type="float">
            <text:p>481.948,80</text:p>
          </table:table-cell>
          <table:table-cell table:style-name="ce10" table:formula="of:=[.B18]+[.B16]+[.B14]+[.B12]+[.B10]+[.B8]+[.B6]" office:value-type="float" office:value="45394.7" calcext:value-type="float">
            <text:p>45.394,70</text:p>
          </table:table-cell>
          <table:table-cell table:style-name="ce33" table:formula="of:=[.C18]+[.C16]+[.C14]+[.C12]+[.C10]+[.C8]+[.C6]" office:value-type="float" office:value="104319.7" calcext:value-type="float">
            <text:p>104.319,70</text:p>
          </table:table-cell>
          <table:table-cell table:style-name="ce33" table:formula="of:=[.D18]+[.D16]+[.D14]+[.D12]+[.D10]+[.D8]+[.D6]" office:value-type="float" office:value="186453.7" calcext:value-type="float">
            <text:p>186.453,70</text:p>
          </table:table-cell>
          <table:table-cell table:style-name="ce33" table:formula="of:=[.E18]+[.E16]+[.E14]+[.E12]+[.E10]+[.E8]+[.E6]" office:value-type="float" office:value="83723.9" calcext:value-type="float">
            <text:p>83.723,90</text:p>
          </table:table-cell>
          <table:table-cell table:style-name="ce51" table:formula="of:=[.F18]+[.F16]+[.F14]+[.F12]+[.F10]+[.F8]+[.F6]" office:value-type="float" office:value="62056.8" calcext:value-type="float">
            <text:p>62.056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9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2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4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45394.7" calcext:value-type="float">
            <text:p>+45.394,70</text:p>
          </table:table-cell>
          <table:table-cell table:style-name="ce12"/>
          <table:table-cell table:style-name="ce12" table:formula="of:=[.C25]-[.D25]" office:value-type="float" office:value="45394.7" calcext:value-type="float">
            <text:p>45.394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69.7" calcext:value-type="float">
            <text:p>49.769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19.8" calcext:value-type="float">
            <text:p>48.819,8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099.8" calcext:value-type="float">
            <text:p>43.099,8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49.8" calcext:value-type="float">
            <text:p>33.349,8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29]+[.C30]-[.D30]" office:value-type="float" office:value="28099.8" calcext:value-type="float">
            <text:p>28.099,80</text:p>
          </table:table-cell>
          <table:table-cell table:style-name="ce14" table:formula="of:=[.E30]" office:value-type="float" office:value="28099.8" calcext:value-type="float">
            <text:p>28.099,8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104319.7" calcext:value-type="float">
            <text:p>+104.319,70</text:p>
          </table:table-cell>
          <table:table-cell table:style-name="ce37"/>
          <table:table-cell table:style-name="ce12" table:formula="of:=[.E31]+[.C32]-[.D32]" office:value-type="float" office:value="104319.7" calcext:value-type="float">
            <text:p>104.319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2]+[.C33]-[.D33]" office:value-type="float" office:value="108694.7" calcext:value-type="float">
            <text:p>108.694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3]+[.C34]-[.D34]" office:value-type="float" office:value="105694.7" calcext:value-type="float">
            <text:p>105.694,70</text:p>
          </table:table-cell>
          <table:table-cell table:style-name="ce52" table:formula="of:=[.E34]" office:value-type="float" office:value="105694.7" calcext:value-type="float">
            <text:p>105.694,7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86453.7" calcext:value-type="float">
            <text:p>+186.453,70</text:p>
          </table:table-cell>
          <table:table-cell table:style-name="ce37"/>
          <table:table-cell table:style-name="ce12" table:formula="of:=[.E35]+[.C36]-[.D36]" office:value-type="float" office:value="186453.7" calcext:value-type="float">
            <text:p>186.453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190828.7" calcext:value-type="float">
            <text:p>190.828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7]+[.C38]-[.D38]" office:value-type="float" office:value="172128.7" calcext:value-type="float">
            <text:p>172.128,7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8]+[.C39]-[.D39]" office:value-type="float" office:value="156728.7" calcext:value-type="float">
            <text:p>156.728,70</text:p>
          </table:table-cell>
          <table:table-cell table:style-name="ce52" table:formula="of:=[.E39]" office:value-type="float" office:value="156728.7" calcext:value-type="float">
            <text:p>156.728,7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Default"/>
          <table:table-cell table:style-name="ce52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4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83723.9" calcext:value-type="float">
            <text:p>+83.723,90</text:p>
          </table:table-cell>
          <table:table-cell table:style-name="ce37"/>
          <table:table-cell table:style-name="ce12" table:formula="of:=[.E40]+[.C41]-[.D41]" office:value-type="float" office:value="83723.9" calcext:value-type="float">
            <text:p>83.723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1]+[.C42]-[.D42]" office:value-type="float" office:value="88098.9" calcext:value-type="float">
            <text:p>88.098,9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2]+[.C43]-[.D43]" office:value-type="float" office:value="85098.9" calcext:value-type="float">
            <text:p>85.098,90</text:p>
          </table:table-cell>
          <table:table-cell table:style-name="ce14" table:formula="of:=[.E43]" office:value-type="float" office:value="85098.9" calcext:value-type="float">
            <text:p>85.098,9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62056.8" calcext:value-type="float">
            <text:p>+62.056,80</text:p>
          </table:table-cell>
          <table:table-cell table:style-name="ce12"/>
          <table:table-cell table:style-name="ce12" table:formula="of:=[.E44]+[.C45]-[.D45]" office:value-type="float" office:value="62056.8" calcext:value-type="float">
            <text:p>62.056,80</text:p>
          </table:table-cell>
          <table:table-cell table:style-name="ce14" table:formula="of:=[.E45]" office:value-type="float" office:value="62056.8" calcext:value-type="float">
            <text:p>62.056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55" office:value-type="string" calcext:value-type="string">
            <text:p>KASA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5:.C45])" office:value-type="float" office:value="499448.8" calcext:value-type="float">
            <text:p>+499.448,80</text:p>
          </table:table-cell>
          <table:table-cell table:style-name="ce38" table:formula="of:=SUM([.D25:.D45])" office:value-type="float" office:value="61769.9" calcext:value-type="float">
            <text:p>-61.769,90</text:p>
          </table:table-cell>
          <table:table-cell table:style-name="ce41" table:formula="of:=[.C47]-[.D47]" office:value-type="float" office:value="437678.9" calcext:value-type="float">
            <text:p>437.678,90</text:p>
          </table:table-cell>
          <table:table-cell table:style-name="ce156" table:formula="of:=SUM([.F25:.F45])" office:value-type="float" office:value="437678.9" calcext:value-type="float">
            <text:p>437.67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number-columns-repeated="4"/>
          <table:table-cell table:style-name="ce12"/>
          <table:table-cell table:style-name="Default"/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3" table:number-rows-repeated="3">
          <table:table-cell table:style-name="ce18" table:number-columns-repeated="3"/>
          <table:table-cell table:style-name="ce16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18" table:number-columns-repeated="4"/>
          <table:table-cell table:style-name="ce12"/>
          <table:table-cell table:style-name="ce18"/>
          <table:table-cell table:number-columns-repeated="1018"/>
        </table:table-row>
        <table:table-row table:style-name="ro1">
          <table:table-cell table:style-name="ce169"/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57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row table:style-name="ro2">
          <table:table-cell table:style-name="ce1" office:value-type="string" calcext:value-type="string">
            <text:p>2011-2019 Kira Bedelleri ve Ödemeleri</text:p>
          </table:table-cell>
          <table:table-cell/>
          <table:table-cell office:value-type="string" calcext:value-type="string">
            <text:p>TL</text:p>
          </table:table-cell>
          <table:table-cell table:style-name="ce161" table:formula="of:=SUM([.D3:.D49])" office:value-type="float" office:value="526161" calcext:value-type="float">
            <text:p>526.161</text:p>
          </table:table-cell>
          <table:table-cell table:style-name="ce161" table:formula="of:=SUM([.E3:.E48])" office:value-type="float" office:value="518931" calcext:value-type="float">
            <text:p>518.931</text:p>
          </table:table-cell>
          <table:table-cell table:style-name="ce161" table:formula="of:=SUM([.F3:.F49])" office:value-type="float" office:value="7230" calcext:value-type="float">
            <text:p>7.230</text:p>
          </table:table-cell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158"/>
          <table:table-cell table:style-name="ce162" office:value-type="string" calcext:value-type="string">
            <text:p>Kira Bedeli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Ödnmyn</text:p>
          </table:table-cell>
        </table:table-row>
        <table:table-row table:style-name="ro3">
          <table:table-cell table:style-name="ce149" office:value-type="float" office:value="2011" calcext:value-type="float">
            <text:p>2011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7500" calcext:value-type="float">
            <text:p>7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4500" calcext:value-type="float">
            <text:p>4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500" calcext:value-type="float">
            <text:p>9.500</text:p>
          </table:table-cell>
          <table:table-cell/>
        </table:table-row>
        <table:table-row table:style-name="ro3">
          <table:table-cell table:style-name="ce188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159"/>
          <table:table-cell table:number-columns-repeated="2" table:style-name="ce163" office:value-type="float" office:value="1000" calcext:value-type="float">
            <text:p>1.0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9" office:value-type="string" calcext:value-type="string">
            <text:p>Lise Arkası Dursun Çalışkan </text:p>
          </table:table-cell>
          <table:table-cell table:style-name="ce159"/>
          <table:table-cell table:number-columns-repeated="2" table:style-name="ce163" office:value-type="float" office:value="8800" calcext:value-type="float">
            <text:p>8.800</text:p>
          </table:table-cell>
          <table:table-cell/>
        </table:table-row>
        <table:table-row table:style-name="ro3">
          <table:table-cell table:style-name="ce149" office:value-type="float" office:value="2012" calcext:value-type="float">
            <text:p>2012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000" calcext:value-type="float">
            <text:p>8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5000" calcext:value-type="float">
            <text:p>5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900" calcext:value-type="float">
            <text:p>7.9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159"/>
          <table:table-cell table:number-columns-repeated="2" table:style-name="ce163" office:value-type="float" office:value="450" calcext:value-type="float">
            <text:p>45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3600" calcext:value-type="float">
            <text:p>23.600</text:p>
          </table:table-cell>
          <table:table-cell/>
        </table:table-row>
        <table:table-row table:style-name="ro3">
          <table:table-cell table:style-name="ce149" office:value-type="float" office:value="2013" calcext:value-type="float">
            <text:p>2013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60"/>
          <table:table-cell table:number-columns-repeated="2" table:style-name="ce163" office:value-type="float" office:value="5500" calcext:value-type="float">
            <text:p>5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000" calcext:value-type="float">
            <text:p>9.000</text:p>
          </table:table-cell>
          <table:table-cell/>
        </table:table-row>
        <table:table-row table:style-name="ro3">
          <table:table-cell table:style-name="ce188" office:value-type="float" office:value="2013" calcext:value-type="float">
            <text:p>2013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18700" calcext:value-type="float">
            <text:p>18.700</text:p>
          </table:table-cell>
          <table:table-cell/>
        </table:table-row>
        <table:table-row table:style-name="ro3">
          <table:table-cell table:style-name="ce149" office:value-type="float" office:value="2014" calcext:value-type="float">
            <text:p>2014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6000" calcext:value-type="float">
            <text:p>6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9350" calcext:value-type="float">
            <text:p>9.35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2500" calcext:value-type="float">
            <text:p>12.5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0500" calcext:value-type="float">
            <text:p>20.500</text:p>
          </table:table-cell>
          <table:table-cell/>
        </table:table-row>
        <table:table-row table:style-name="ro3">
          <table:table-cell table:style-name="ce14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4000" calcext:value-type="float">
            <text:p>4.0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</table:table-row>
        <table:table-row table:style-name="ro3">
          <table:table-cell table:style-name="ce188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number-columns-repeated="2" table:style-name="ce163" office:value-type="float" office:value="4200" calcext:value-type="float">
            <text:p>4.2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2550" calcext:value-type="float">
            <text:p>22.550</text:p>
          </table:table-cell>
          <table:table-cell/>
        </table:table-row>
        <table:table-row table:style-name="ro3">
          <table:table-cell table:style-name="ce149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3000" calcext:value-type="float">
            <text:p>13.0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5600" calcext:value-type="float">
            <text:p>5.6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5000" calcext:value-type="float">
            <text:p>25.000</text:p>
          </table:table-cell>
          <table:table-cell/>
        </table:table-row>
        <table:table-row table:style-name="ro3">
          <table:table-cell table:style-name="ce257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400" calcext:value-type="float">
            <text:p>15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159"/>
          <table:table-cell table:number-columns-repeated="2" table:style-name="ce163" office:value-type="float" office:value="4400" calcext:value-type="float">
            <text:p>4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/>
          <table:table-cell table:number-columns-repeated="2" table:style-name="ce163" office:value-type="float" office:value="3000" calcext:value-type="float">
            <text:p>3.0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8]-[.E38]" office:value-type="float" office:value="2400" calcext:value-type="float">
            <text:p>2.4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1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7500" calcext:value-type="float">
            <text:p>27.500</text:p>
          </table:table-cell>
          <table:table-cell/>
        </table:table-row>
        <table:table-row table:style-name="ro3">
          <table:table-cell table:style-name="ce149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00" calcext:value-type="float">
            <text:p>1.5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1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2500" calcext:value-type="float">
            <text:p>32.500</text:p>
          </table:table-cell>
          <table:table-cell/>
        </table:table-row>
        <table:table-row table:style-name="ro3">
          <table:table-cell table:style-name="ce149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8520" calcext:value-type="float">
            <text:p>8.520</text:p>
          </table:table-cell>
          <table:table-cell/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1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7]-[.E47]" office:value-type="float" office:value="1880" calcext:value-type="float">
            <text:p>1.880</text:p>
          </table:table-cell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9000" calcext:value-type="float">
            <text:p>39.000</text:p>
          </table:table-cell>
          <table:table-cell/>
        </table:table-row>
        <table:table-row table:style-name="ro3">
          <table:table-cell table:style-name="ce256" table:number-columns-repeated="2"/>
          <table:table-cell table:style-name="ce159"/>
          <table:table-cell table:style-name="ce163" table:number-columns-repeated="2"/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e" table:style-name="ta1">
        <table:table-column table:style-name="co22" table:default-cell-style-name="ce66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/>
        <table:table-column table:style-name="co16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67])" office:value-type="float" office:value="218150" calcext:value-type="float">
            <text:p>218.150,00</text:p>
          </table:table-cell>
          <table:table-cell table:style-name="ce20" table:formula="of:=SUM([.D2:.D67])" office:value-type="float" office:value="219969.94" calcext:value-type="float">
            <text:p>219.969,94</text:p>
          </table:table-cell>
          <table:table-cell table:style-name="ce20" table:formula="of:=SUM([.E2:.E67])" office:value-type="float" office:value="-22800" calcext:value-type="float">
            <text:p>-22.800,00</text:p>
          </table:table-cell>
          <table:table-cell table:style-name="ce20" table:formula="of:=SUM([.F2:.F67])" office:value-type="float" office:value="38391.14" calcext:value-type="float">
            <text:p>38.391,14</text:p>
          </table:table-cell>
          <table:table-cell table:style-name="ce20" table:formula="of:=[.D1]-[.F1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4]+[.C5]-[.D5]" office:value-type="float" office:value="8800" calcext:value-type="float">
            <text:p>8.800,00</text:p>
          </table:table-cell>
          <table:table-cell/>
          <table:table-cell table:formula="of:=[.G4]+[.D5]-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-[.F6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6]+[.C7]-[.D7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6]+[.D7]-[.F7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7]+[.C8]-[.D8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7]+[.D8]-[.F8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8]+[.D9]-[.F9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9]+[.D10]-[.F10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0]+[.D11]-[.F11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2]+[.C14]-[.D14]" office:value-type="float" office:value="-23600" calcext:value-type="float">
            <text:p>-23.600,00</text:p>
          </table:table-cell>
          <table:table-cell/>
          <table:table-cell table:formula="of:=[.G13]+[.D14]-[.F14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4]+[.C15]-[.D15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4]+[.D15]-[.F15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5]+[.C16]-[.D16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5]+[.D16]-[.F16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-[.F17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17]+[.C18]-[.D18]" office:value-type="float" office:value="18700" calcext:value-type="float">
            <text:p>18.700,00</text:p>
          </table:table-cell>
          <table:table-cell/>
          <table:table-cell table:formula="of:=[.G17]+[.D18]-[.F18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number-columns-repeated="2"/>
          <table:table-cell table:formula="of:=[.G19]+[.D20]-[.F20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981.88" calcext:value-type="float">
            <text:p>2.981,88</text:p>
          </table:table-cell>
          <table:table-cell table:formula="of:=[.G20]+[.D21]-[.F21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 table:number-columns-repeated="3"/>
          <table:table-cell table:formula="of:=[.G21]+[.D22]-[.F22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2]+[.C23]-[.D23]" office:value-type="float" office:value="20500" calcext:value-type="float">
            <text:p>20.500,00</text:p>
          </table:table-cell>
          <table:table-cell/>
          <table:table-cell table:formula="of:=[.G22]+[.D23]-[.F23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number-columns-repeated="2"/>
          <table:table-cell table:formula="of:=[.G24]+[.D25]-[.F25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495.71" calcext:value-type="float">
            <text:p>2.495,71</text:p>
          </table:table-cell>
          <table:table-cell table:formula="of:=[.G25]+[.D26]-[.F26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 table:number-columns-repeated="2"/>
          <table:table-cell office:value-type="float" office:value="6000" calcext:value-type="float">
            <text:p>6.000,00</text:p>
          </table:table-cell>
          <table:table-cell table:formula="of:=[.G26]+[.D27]-[.F27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G27]+[.D28]-[.F28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G28]+[.D29]-[.F2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9]+[.D30]-[.F30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 office:value-type="float" office:value="22500" calcext:value-type="float">
            <text:p>22.500,00</text:p>
          </table:table-cell>
          <table:table-cell table:number-columns-repeated="2"/>
          <table:table-cell table:formula="of:=[.G30]+[.D31]-[.F31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1]+[.D32]-[.F32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2]+[.D33]-[.F33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number-columns-repeated="2"/>
          <table:table-cell table:formula="of:=[.G33]+[.D34]-[.F34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34]+[.D35]-[.F35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5]+[.D36]-[.F36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number-columns-repeated="2"/>
          <table:table-cell table:formula="of:=[.G36]+[.D37]-[.F37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37]+[.D38]-[.F38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8]+[.D39]-[.F39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 table:number-columns-repeated="3"/>
          <table:table-cell table:formula="of:=[.G39]+[.D40]-[.F40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40]+[.D41]-[.F41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41]+[.D42]-[.F42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42]+[.D43]-[.F43]" office:value-type="float" office:value="140833.86" calcext:value-type="float">
            <text:p>14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43]+[.D44]-[.F44]" office:value-type="float" office:value="140708.86" calcext:value-type="float">
            <text:p>140.708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44]+[.D45]-[.F45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45]+[.D46]-[.F46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office:value-type="date" office:date-value="2019-09-10" calcext:value-type="date">
            <text:p>10.09.2019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46]+[.D47]-[.F47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9 – 31-08-2020 kira bedeli %22 artış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number-columns-repeated="2"/>
          <table:table-cell table:formula="of:=[.G47]+[.D48]-[.F48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table:formula="of:=[.G48]+[.D49]-[.F49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0])" office:value-type="float" office:value="24250" calcext:value-type="float">
            <text:p>24.250,00</text:p>
          </table:table-cell>
          <table:table-cell table:style-name="ce72" table:formula="of:=SUM([.G4:.G50])" office:value-type="float" office:value="18900" calcext:value-type="float">
            <text:p>18.90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10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ce15"/>
        <table:table-column table:style-name="co16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1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2]/100" office:value-type="float" office:value="31425" calcext:value-type="float">
            <text:p>31.425,00</text:p>
          </table:table-cell>
        </table:table-row>
        <table:table-row table:style-name="ro1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3]/100" office:value-type="float" office:value="31425" calcext:value-type="float">
            <text:p>31.425,00</text:p>
          </table:table-cell>
        </table:table-row>
        <table:table-row table:style-name="ro4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8:.F40])" office:value-type="float" office:value="62850" calcext:value-type="float">
            <text:p>62.850,00</text:p>
          </table:table-cell>
          <table:table-cell table:style-name="ce72" table:formula="of:=SUM([.G8:.G41])" office:value-type="float" office:value="62850" calcext:value-type="float">
            <text:p>62.850,00</text:p>
          </table:table-cell>
          <table:table-cell table:style-name="ce72" table:formula="of:=[.F5]-[.G5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9]+[.F18]-[.G18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0]+[.F19]-[.G19]" office:value-type="float" office:value="5400" calcext:value-type="float">
            <text:p>5.40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1]+[.F20]-[.G20]" office:value-type="float" office:value="15400" calcext:value-type="float">
            <text:p>15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4]+[.F23]-[.G23]" office:value-type="float" office:value="100" calcext:value-type="float">
            <text:p>1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5]+[.F24]-[.G24]" office:value-type="float" office:value="200" calcext:value-type="float">
            <text:p>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6]+[.F25]-[.G25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27]+[.F26]-[.G26]" office:value-type="float" office:value="750" calcext:value-type="float">
            <text:p>75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28]+[.F27]-[.G27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9]+[.F28]-[.G28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0]+[.F29]-[.G29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1]+[.F30]-[.G30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+[.F31]-[.G31]" office:value-type="float" office:value="13000" calcext:value-type="float">
            <text:p>13.00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3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Depo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80])" office:value-type="float" office:value="34000" calcext:value-type="float">
            <text:p>34.000,00</text:p>
          </table:table-cell>
          <table:table-cell table:style-name="ce72" table:formula="of:=SUM([.G27:.G80])" office:value-type="float" office:value="34000" calcext:value-type="float">
            <text:p>34.00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35]+[.F34]-[.G34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38]+[.F37]-[.G37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41]+[.F40]-[.G40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42]+[.F41]-[.G4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44]+[.F43]-[.G43]" office:value-type="float" office:value="7500" calcext:value-type="float">
            <text:p>7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nayi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1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İDER" table:style-name="ta1">
        <table:table-column table:style-name="co16" table:default-cell-style-name="ce75"/>
        <table:table-column table:style-name="co16" table:number-columns-repeated="4" table:default-cell-style-name="Default"/>
        <table:table-row table:style-name="ro1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1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5" table:number-columns-repeated="4"/>
        </table:table-row>
        <table:table-row table:style-name="ro1">
          <table:table-cell/>
          <table:table-cell table:style-name="ce15" table:number-columns-repeated="3"/>
          <table:table-cell table:style-name="ce20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LANİK" table:style-name="ta1">
        <table:table-column table:style-name="co35" table:default-cell-style-name="ce188"/>
        <table:table-column table:style-name="co36" table:default-cell-style-name="ce188"/>
        <table:table-column table:style-name="co37" table:default-cell-style-name="ce188"/>
        <table:table-column table:style-name="co38" table:default-cell-style-name="ce189"/>
        <table:table-column table:style-name="co16" table:default-cell-style-name="ce189"/>
        <table:table-column table:style-name="co39" table:default-cell-style-name="ce189"/>
        <table:table-column table:style-name="co36" table:default-cell-style-name="ce189"/>
        <table:table-column table:style-name="co16" table:number-columns-repeated="1017" table:default-cell-style-name="ce188"/>
        <table:table-row table:style-name="ro3">
          <table:table-cell table:style-name="ce186"/>
          <table:table-cell table:style-name="ce186" office:value-type="date" office:date-value="2019-10-11" calcext:value-type="date">
            <text:p>11.10.2019</text:p>
          </table:table-cell>
          <table:table-cell table:style-name="ce187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OĞUŞ – SANAYİ HESAP</text:p>
          </table:table-cell>
          <table:table-cell table:style-name="ce192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2" table:number-columns-repeated="2"/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9 sonu</text:p>
          </table:table-cell>
          <table:table-cell table:style-name="ce187" office:value-type="string" calcext:value-type="string">
            <text:p>DOĞUŞ BORÇLU</text:p>
          </table:table-cell>
          <table:table-cell table:style-name="ce192" table:number-columns-repeated="3"/>
          <table:table-cell table:style-name="ce195" table:formula="of:=[.G5]-[.D4]+[.E4]" office:value-type="float" office:value="-81930.24" calcext:value-type="float">
            <text:p>-81.930,2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9" office:value-type="string" calcext:value-type="string">
            <text:p>2019 yılı sonu doğuşun selaniğe borcu</text:p>
          </table:table-cell>
          <table:table-cell table:style-name="ce187"/>
          <table:table-cell table:style-name="ce192" table:number-columns-repeated="3"/>
          <table:table-cell table:style-name="ce194" table:formula="of:=[.G6]-[.D5]+[.E5]" office:value-type="float" office:value="-81930.24" calcext:value-type="float">
            <text:p>-81.930,2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7]-[.D6]+[.E6]" office:value-type="float" office:value="-81930.24" calcext:value-type="float">
            <text:p>-81.930,2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ord Transit</text:p>
          </table:table-cell>
          <table:table-cell table:style-name="ce192"/>
          <table:table-cell table:style-name="ce192" office:value-type="float" office:value="55000" calcext:value-type="float">
            <text:p>55.000,00</text:p>
          </table:table-cell>
          <table:table-cell table:style-name="ce192"/>
          <table:table-cell table:style-name="ce194" table:formula="of:=[.G8]-[.D7]+[.E7]" office:value-type="float" office:value="-81930.24" calcext:value-type="float">
            <text:p>-81.930,2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91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192" table:number-columns-repeated="2"/>
          <table:table-cell table:style-name="ce194" table:formula="of:=[.G9]-[.D8]+[.E8]" office:value-type="float" office:value="-136930.24" calcext:value-type="float">
            <text:p>-136.930,2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tila Balcı kira gelirleri</text:p>
          </table:table-cell>
          <table:table-cell table:style-name="ce192" table:formula="of:=[$TPLM.F39]" office:value-type="float" office:value="156728.7" calcext:value-type="float">
            <text:p>156.728,70</text:p>
          </table:table-cell>
          <table:table-cell table:style-name="ce192" table:number-columns-repeated="2"/>
          <table:table-cell table:style-name="ce194" table:formula="of:=[.G10]-[.D9]+[.E9]" office:value-type="float" office:value="-116930.24" calcext:value-type="float">
            <text:p>-116.930,2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li Balcı kira gelirleri <text:s text:c="2"/></text:p>
          </table:table-cell>
          <table:table-cell table:style-name="ce191" table:formula="of:=[$TPLM.F34]" office:value-type="float" office:value="105694.7" calcext:value-type="float">
            <text:p>105.694,70</text:p>
          </table:table-cell>
          <table:table-cell table:style-name="ce192" table:number-columns-repeated="2"/>
          <table:table-cell table:style-name="ce194" table:formula="of:=[.G11]-[.D10]+[.E10]" office:value-type="float" office:value="39798.46" calcext:value-type="float">
            <text:p>39.798,4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/>
          <table:table-cell table:style-name="ce192" table:number-columns-repeated="2"/>
          <table:table-cell table:style-name="ce194" table:formula="of:=[.G12]-[.D11]+[.E11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9" calcext:value-type="date">
            <text:p>29.09.2019</text:p>
          </table:table-cell>
          <table:table-cell table:style-name="ce187" office:value-type="string" calcext:value-type="string">
            <text:p>ali balcıya işbank hesaptan</text:p>
          </table:table-cell>
          <table:table-cell table:style-name="ce192"/>
          <table:table-cell table:style-name="ce192" office:value-type="float" office:value="14035" calcext:value-type="float">
            <text:p>14.035,00</text:p>
          </table:table-cell>
          <table:table-cell table:style-name="ce192"/>
          <table:table-cell table:style-name="ce194" table:formula="of:=[.G13]-[.D12]+[.E12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6" calcext:value-type="date">
            <text:p>26.09.2019</text:p>
          </table:table-cell>
          <table:table-cell table:style-name="ce187" office:value-type="string" calcext:value-type="string">
            <text:p>toyota bobin</text:p>
          </table:table-cell>
          <table:table-cell table:style-name="ce192"/>
          <table:table-cell table:style-name="ce192" office:value-type="float" office:value="165" calcext:value-type="float">
            <text:p>165,00</text:p>
          </table:table-cell>
          <table:table-cell table:style-name="ce192"/>
          <table:table-cell table:style-name="ce194" table:formula="of:=[.G14]-[.D13]+[.E13]" office:value-type="float" office:value="131458.16" calcext:value-type="float">
            <text:p>131.45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8" calcext:value-type="date">
            <text:p>28.09.2019</text:p>
          </table:table-cell>
          <table:table-cell table:style-name="ce187" office:value-type="string" calcext:value-type="string">
            <text:p>benzin</text:p>
          </table:table-cell>
          <table:table-cell table:style-name="ce192"/>
          <table:table-cell table:style-name="ce192" office:value-type="float" office:value="250" calcext:value-type="float">
            <text:p>250,00</text:p>
          </table:table-cell>
          <table:table-cell table:style-name="ce192"/>
          <table:table-cell table:style-name="ce194" table:formula="of:=[.G15]-[.D14]+[.E14]" office:value-type="float" office:value="131293.16" calcext:value-type="float">
            <text:p>131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5" calcext:value-type="date">
            <text:p>25.09.2019</text:p>
          </table:table-cell>
          <table:table-cell table:style-name="ce187" office:value-type="string" calcext:value-type="string">
            <text:p>toyota gaz benzin kk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16]-[.D15]+[.E15]" office:value-type="float" office:value="131043.16" calcext:value-type="float">
            <text:p>131.0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4" calcext:value-type="date">
            <text:p>24.09.2019</text:p>
          </table:table-cell>
          <table:table-cell table:style-name="ce187" office:value-type="string" calcext:value-type="string">
            <text:p>ford mazot sivas k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17]-[.D16]+[.E16]" office:value-type="float" office:value="130893.16" calcext:value-type="float">
            <text:p>130.8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0" calcext:value-type="date">
            <text:p>20.09.2019</text:p>
          </table:table-cell>
          <table:table-cell table:style-name="ce187" office:value-type="string" calcext:value-type="string">
            <text:p>aliye nakit fabrik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18]-[.D17]+[.E17]" office:value-type="float" office:value="130793.16" calcext:value-type="float">
            <text:p>130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55" calcext:value-type="float">
            <text:p>855,00</text:p>
          </table:table-cell>
          <table:table-cell table:style-name="ce192"/>
          <table:table-cell table:style-name="ce194" table:formula="of:=[.G19]-[.D18]+[.E18]" office:value-type="float" office:value="127793.16" calcext:value-type="float">
            <text:p>127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8" calcext:value-type="date">
            <text:p>18.09.2019</text:p>
          </table:table-cell>
          <table:table-cell table:style-name="ce187" office:value-type="string" calcext:value-type="string">
            <text:p>ziraat kredi</text:p>
          </table:table-cell>
          <table:table-cell table:style-name="ce192"/>
          <table:table-cell table:style-name="ce192" office:value-type="float" office:value="3645" calcext:value-type="float">
            <text:p>3.645,00</text:p>
          </table:table-cell>
          <table:table-cell table:style-name="ce192"/>
          <table:table-cell table:style-name="ce194" table:formula="of:=[.G20]-[.D19]+[.E19]" office:value-type="float" office:value="126938.16" calcext:value-type="float">
            <text:p>126.93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den nakit</text:p>
          </table:table-cell>
          <table:table-cell table:style-name="ce192" office:value-type="float" office:value="200" calcext:value-type="float">
            <text:p>200,00</text:p>
          </table:table-cell>
          <table:table-cell table:style-name="ce192" table:number-columns-repeated="2"/>
          <table:table-cell table:style-name="ce194" table:formula="of:=[.G21]-[.D20]+[.E20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200" calcext:value-type="float">
            <text:p>200,00</text:p>
          </table:table-cell>
          <table:table-cell table:style-name="ce192"/>
          <table:table-cell table:style-name="ce194" table:formula="of:=[.G22]-[.D21]+[.E21]" office:value-type="float" office:value="123493.16" calcext:value-type="float">
            <text:p>123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8-10" calcext:value-type="date">
            <text:p>10.08.2019</text:p>
          </table:table-cell>
          <table:table-cell table:style-name="ce187" office:value-type="string" calcext:value-type="string">
            <text:p>toyota radyatör nakilye</text:p>
          </table:table-cell>
          <table:table-cell table:style-name="ce192"/>
          <table:table-cell table:style-name="ce192" office:value-type="float" office:value="50" calcext:value-type="float">
            <text:p>50,00</text:p>
          </table:table-cell>
          <table:table-cell table:style-name="ce192"/>
          <table:table-cell table:style-name="ce194" table:formula="of:=[.G23]-[.D22]+[.E22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400" calcext:value-type="float">
            <text:p>400,00</text:p>
          </table:table-cell>
          <table:table-cell table:style-name="ce192" table:number-columns-repeated="2"/>
          <table:table-cell table:style-name="ce194" table:formula="of:=[.G24]-[.D23]+[.E23]" office:value-type="float" office:value="123243.16" calcext:value-type="float">
            <text:p>123.2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sarıca ya verilen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4" table:formula="of:=[.G25]-[.D24]+[.E24]" office:value-type="float" office:value="123643.16" calcext:value-type="float">
            <text:p>123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hmet selimoğlu mezar</text:p>
          </table:table-cell>
          <table:table-cell table:style-name="ce192" office:value-type="float" office:value="1500" calcext:value-type="float">
            <text:p>1.500,00</text:p>
          </table:table-cell>
          <table:table-cell table:style-name="ce192" table:number-columns-repeated="2"/>
          <table:table-cell table:style-name="ce194" table:formula="of:=[.G26]-[.D25]+[.E25]" office:value-type="float" office:value="123143.16" calcext:value-type="float">
            <text:p>123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1" calcext:value-type="date">
            <text:p>31.07.2019</text:p>
          </table:table-cell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4" table:formula="of:=[.G27]-[.D26]+[.E26]" office:value-type="float" office:value="124643.16" calcext:value-type="float">
            <text:p>124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dem kesici senet 6400</text:p>
          </table:table-cell>
          <table:table-cell table:style-name="ce192" table:number-columns-repeated="3"/>
          <table:table-cell table:style-name="ce194" table:formula="of:=[.G28]-[.D27]+[.E27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0" calcext:value-type="date">
            <text:p>30.07.2019</text:p>
          </table:table-cell>
          <table:table-cell table:style-name="ce187" office:value-type="string" calcext:value-type="string">
            <text:p>atila vakıfbank kira özge kahraman</text:p>
          </table:table-cell>
          <table:table-cell table:style-name="ce192"/>
          <table:table-cell table:style-name="ce192" office:value-type="float" office:value="1750" calcext:value-type="float">
            <text:p>1.750,00</text:p>
          </table:table-cell>
          <table:table-cell table:style-name="ce192"/>
          <table:table-cell table:style-name="ce194" table:formula="of:=[.G29]-[.D28]+[.E28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temmuz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0]-[.D29]+[.E29]" office:value-type="float" office:value="123393.16" calcext:value-type="float">
            <text:p>123.3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ocak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1]-[.D30]+[.E30]" office:value-type="float" office:value="123159.16" calcext:value-type="float">
            <text:p>123.159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<text:s/>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2]-[.D31]+[.E31]" office:value-type="float" office:value="122925.16" calcext:value-type="float">
            <text:p>122.9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25" calcext:value-type="date">
            <text:p>25.07.2019</text:p>
          </table:table-cell>
          <table:table-cell table:style-name="ce187" office:value-type="string" calcext:value-type="string">
            <text:p>Mustafa 2 usta bilet parası</text:p>
          </table:table-cell>
          <table:table-cell table:style-name="ce192"/>
          <table:table-cell table:style-name="ce192" office:value-type="float" office:value="280" calcext:value-type="float">
            <text:p>280,00</text:p>
          </table:table-cell>
          <table:table-cell table:style-name="ce192"/>
          <table:table-cell table:style-name="ce194" table:formula="of:=[.G33]-[.D32]+[.E32]" office:value-type="float" office:value="122825.16" calcext:value-type="float">
            <text:p>122.8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03" calcext:value-type="date">
            <text:p>03.07.2019</text:p>
          </table:table-cell>
          <table:table-cell table:style-name="ce187" office:value-type="string" calcext:value-type="string">
            <text:p>atla vakıfbank hesabına kiracı adem</text:p>
          </table:table-cell>
          <table:table-cell table:style-name="ce192"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4" table:formula="of:=[.G34]-[.D33]+[.E33]" office:value-type="float" office:value="122545.16" calcext:value-type="float">
            <text:p>12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4-08" calcext:value-type="date">
            <text:p>08.04.2019</text:p>
          </table:table-cell>
          <table:table-cell table:style-name="ce187" office:value-type="string" calcext:value-type="string">
            <text:p>aliye kiracı dursun durmuş</text:p>
          </table:table-cell>
          <table:table-cell table:style-name="ce192"/>
          <table:table-cell table:style-name="ce192" office:value-type="float" office:value="2000" calcext:value-type="float">
            <text:p>2.000,00</text:p>
          </table:table-cell>
          <table:table-cell table:style-name="ce192"/>
          <table:table-cell table:style-name="ce194" table:formula="of:=[.G35]-[.D34]+[.E34]" office:value-type="float" office:value="102545.16" calcext:value-type="float">
            <text:p>10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radyatör tamiri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36]-[.D35]+[.E35]" office:value-type="float" office:value="100545.16" calcext:value-type="float">
            <text:p>100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ocak sigara</text:p>
          </table:table-cell>
          <table:table-cell table:style-name="ce192"/>
          <table:table-cell table:style-name="ce192" office:value-type="float" office:value="55" calcext:value-type="float">
            <text:p>55,00</text:p>
          </table:table-cell>
          <table:table-cell table:style-name="ce192"/>
          <table:table-cell table:style-name="ce194" table:formula="of:=[.G37]-[.D36]+[.E36]" office:value-type="float" office:value="100395.16" calcext:value-type="float">
            <text:p>100.39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3-30" calcext:value-type="date">
            <text:p>30.03.2019</text:p>
          </table:table-cell>
          <table:table-cell table:style-name="ce187" office:value-type="string" calcext:value-type="string">
            <text:p>ocakçı atila arad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8]-[.D37]+[.E37]" office:value-type="float" office:value="100340.16" calcext:value-type="float">
            <text:p>100.3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murat tic seramik boyacı faru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9]-[.D38]+[.E38]" office:value-type="float" office:value="100240.16" calcext:value-type="float">
            <text:p>100.2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benzinci 80 m2 seramik</text:p>
          </table:table-cell>
          <table:table-cell table:style-name="ce192"/>
          <table:table-cell table:style-name="ce192" office:value-type="float" office:value="1600" calcext:value-type="float">
            <text:p>1.600,00</text:p>
          </table:table-cell>
          <table:table-cell table:style-name="ce192"/>
          <table:table-cell table:style-name="ce194" table:formula="of:=[.G40]-[.D39]+[.E39]" office:value-type="float" office:value="100140.16" calcext:value-type="float">
            <text:p>100.1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şubat iş kredi</text:p>
          </table:table-cell>
          <table:table-cell table:style-name="ce192"/>
          <table:table-cell table:style-name="ce192" office:value-type="float" office:value="3486" calcext:value-type="float">
            <text:p>3.486,00</text:p>
          </table:table-cell>
          <table:table-cell table:style-name="ce192"/>
          <table:table-cell table:style-name="ce194" table:formula="of:=[.G41]-[.D40]+[.E40]" office:value-type="float" office:value="98540.16" calcext:value-type="float">
            <text:p>98.5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ursun ankara oc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4" table:formula="of:=[.G45]-[.D41]+[.E41]" office:value-type="float" office:value="95054.16" calcext:value-type="float">
            <text:p>95.054,16</text:p>
          </table:table-cell>
          <table:table-cell table:number-columns-repeated="1017"/>
        </table:table-row>
        <table:table-row table:style-name="ro3" table:number-rows-repeated="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6]-[.D45]+[.E45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8 sonu</text:p>
          </table:table-cell>
          <table:table-cell table:style-name="ce187" office:value-type="string" calcext:value-type="string">
            <text:p>doğuş alacaklı</text:p>
          </table:table-cell>
          <table:table-cell table:style-name="ce192" table:number-columns-repeated="3"/>
          <table:table-cell table:style-name="ce195" table:formula="of:=[.G47]-[.D46]+[.E46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8]-[.D47]+[.E47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Doğuş işbank kredi ödemesi 12.ay</text:p>
          </table:table-cell>
          <table:table-cell table:style-name="ce192"/>
          <table:table-cell table:style-name="ce192" office:value-type="float" office:value="3344.12" calcext:value-type="float">
            <text:p>3.344,12</text:p>
          </table:table-cell>
          <table:table-cell table:style-name="ce192"/>
          <table:table-cell table:style-name="ce194" table:formula="of:=[.G49]-[.D48]+[.E48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Ali Balcıdan nakit</text:p>
          </table:table-cell>
          <table:table-cell table:style-name="ce192" office:value-type="float" office:value="3400" calcext:value-type="float">
            <text:p>3.400,00</text:p>
          </table:table-cell>
          <table:table-cell table:style-name="ce192" table:number-columns-repeated="2"/>
          <table:table-cell table:style-name="ce194" table:formula="of:=[.G50]-[.D49]+[.E49]" office:value-type="float" office:value="90710.04" calcext:value-type="float">
            <text:p>90.7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1" calcext:value-type="date">
            <text:p>11.12.2018</text:p>
          </table:table-cell>
          <table:table-cell table:style-name="ce187" office:value-type="string" calcext:value-type="string">
            <text:p>Ali Balcıya sezai hesabına yatırıla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4" table:formula="of:=[.G51]-[.D50]+[.E50]" office:value-type="float" office:value="94110.04" calcext:value-type="float">
            <text:p>94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imar barışı atila daire maliyeye yatan</text:p>
          </table:table-cell>
          <table:table-cell table:style-name="ce192"/>
          <table:table-cell table:style-name="ce192" office:value-type="float" office:value="8466.82" calcext:value-type="float">
            <text:p>8.466,82</text:p>
          </table:table-cell>
          <table:table-cell table:style-name="ce192"/>
          <table:table-cell table:style-name="ce194" table:formula="of:=[.G52]-[.D51]+[.E51]" office:value-type="float" office:value="79110.04" calcext:value-type="float">
            <text:p>79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ali balcıy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53]-[.D52]+[.E52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8" calcext:value-type="date">
            <text:p>28.11.2018</text:p>
          </table:table-cell>
          <table:table-cell table:style-name="ce187" office:value-type="string" calcext:value-type="string">
            <text:p>mehmet ünveroğlu 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55]-[.D53]+[.E53]" office:value-type="float" office:value="67643.22" calcext:value-type="float">
            <text:p>67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6" calcext:value-type="date">
            <text:p>26.11.2018</text:p>
          </table:table-cell>
          <table:table-cell table:style-name="ce187" office:value-type="string" calcext:value-type="string">
            <text:p>atila havale ANKARA pnomatik hortum</text:p>
          </table:table-cell>
          <table:table-cell table:style-name="ce192"/>
          <table:table-cell table:style-name="ce192" office:value-type="float" office:value="297" calcext:value-type="float">
            <text:p>297,00</text:p>
          </table:table-cell>
          <table:table-cell table:style-name="ce192"/>
          <table:table-cell table:style-name="ce192" table:formula="of:=[.G52]-[.D54]+[.E54]" office:value-type="float" office:value="70940.22" calcext:value-type="float">
            <text:p>70.940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2" table:formula="of:=[.G56]-[.D55]+[.E55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9" calcext:value-type="date">
            <text:p>09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000" calcext:value-type="float">
            <text:p>8.000,00</text:p>
          </table:table-cell>
          <table:table-cell table:style-name="ce192"/>
          <table:table-cell table:style-name="ce192" table:formula="of:=[.G57]-[.D56]+[.E56]" office:value-type="float" office:value="70143.22" calcext:value-type="float">
            <text:p>70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havale okay taş</text:p>
          </table:table-cell>
          <table:table-cell/>
          <table:table-cell table:style-name="ce192" office:value-type="float" office:value="7505" calcext:value-type="float">
            <text:p>7.505,00</text:p>
          </table:table-cell>
          <table:table-cell table:style-name="ce192"/>
          <table:table-cell table:style-name="ce192" table:formula="of:=[.G58]-[.D57]+[.E57]" office:value-type="float" office:value="62143.22" calcext:value-type="float">
            <text:p>62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bankada nkt</text:p>
          </table:table-cell>
          <table:table-cell/>
          <table:table-cell table:style-name="ce192" office:value-type="float" office:value="17500" calcext:value-type="float">
            <text:p>17.500,00</text:p>
          </table:table-cell>
          <table:table-cell table:style-name="ce192"/>
          <table:table-cell table:style-name="ce192" table:formula="of:=[.G59]-[.D58]+[.E58]" office:value-type="float" office:value="54638.22" calcext:value-type="float">
            <text:p>54.6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ye işbank hesaptan</text:p>
          </table:table-cell>
          <table:table-cell/>
          <table:table-cell table:style-name="ce192" office:value-type="float" office:value="18200" calcext:value-type="float">
            <text:p>18.200,00</text:p>
          </table:table-cell>
          <table:table-cell table:style-name="ce192"/>
          <table:table-cell table:style-name="ce192" table:formula="of:=[.G60]-[.D59]+[.E59]" office:value-type="float" office:value="37138.22" calcext:value-type="float">
            <text:p>37.1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15" calcext:value-type="date">
            <text:p>15.10.2018</text:p>
          </table:table-cell>
          <table:table-cell table:style-name="ce187" office:value-type="string" calcext:value-type="string">
            <text:p>aliye kasadan 17000-17000=0</text:p>
          </table:table-cell>
          <table:table-cell/>
          <table:table-cell table:style-name="ce192" office:value-type="float" office:value="17000" calcext:value-type="float">
            <text:p>17.000,00</text:p>
          </table:table-cell>
          <table:table-cell table:style-name="ce192"/>
          <table:table-cell table:style-name="ce192" table:formula="of:=[.G61]-[.D60]+[.E60]" office:value-type="float" office:value="18938.22" calcext:value-type="float">
            <text:p>18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04" calcext:value-type="date">
            <text:p>04.10.2018</text:p>
          </table:table-cell>
          <table:table-cell table:style-name="ce187" office:value-type="string" calcext:value-type="string">
            <text:p>aliye kasadan 27000-10000=17000</text:p>
          </table:table-cell>
          <table:table-cell/>
          <table:table-cell table:style-name="ce192" office:value-type="float" office:value="10000" calcext:value-type="float">
            <text:p>10.000,00</text:p>
          </table:table-cell>
          <table:table-cell table:style-name="ce192"/>
          <table:table-cell table:style-name="ce192" table:formula="of:=[.G62]-[.D61]+[.E61]" office:value-type="float" office:value="1938.22" calcext:value-type="float">
            <text:p>1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kasadan 30000-3000=27000</text:p>
          </table:table-cell>
          <table:table-cell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2" table:formula="of:=[.G63]-[.D62]+[.E62]" office:value-type="float" office:value="-8061.78" calcext:value-type="float">
            <text:p>-8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3" calcext:value-type="date">
            <text:p>23.09.2018</text:p>
          </table:table-cell>
          <table:table-cell table:style-name="ce187" office:value-type="string" calcext:value-type="string">
            <text:p>fikret yalçın havale</text:p>
          </table:table-cell>
          <table:table-cell/>
          <table:table-cell table:style-name="ce192" office:value-type="float" office:value="3002" calcext:value-type="float">
            <text:p>3.002,00</text:p>
          </table:table-cell>
          <table:table-cell table:style-name="ce192"/>
          <table:table-cell table:style-name="ce192" table:formula="of:=[.G64]-[.D63]+[.E63]" office:value-type="float" office:value="-11061.78" calcext:value-type="float">
            <text:p>-11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6" calcext:value-type="date">
            <text:p>26.09.2018</text:p>
          </table:table-cell>
          <table:table-cell table:style-name="ce187" office:value-type="string" calcext:value-type="string">
            <text:p>recep kuzu</text:p>
          </table:table-cell>
          <table:table-cell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5]-[.D64]+[.E64]" office:value-type="float" office:value="-14063.78" calcext:value-type="float">
            <text:p>-14.0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aliye kasadan 50000-20000=30000</text:p>
          </table:table-cell>
          <table:table-cell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2" table:formula="of:=[.G66]-[.D65]+[.E65]" office:value-type="float" office:value="-15068.78" calcext:value-type="float">
            <text:p>-1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fikret yalçın havale</text:p>
          </table:table-cell>
          <table:table-cell table:style-name="ce192"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7]-[.D66]+[.E66]" office:value-type="float" office:value="-35068.78" calcext:value-type="float">
            <text:p>-3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4" calcext:value-type="date">
            <text:p>24.09.2018</text:p>
          </table:table-cell>
          <table:table-cell table:style-name="ce187" office:value-type="string" calcext:value-type="string">
            <text:p>yusuf yokuş halk eft</text:p>
          </table:table-cell>
          <table:table-cell table:style-name="ce192"/>
          <table:table-cell table:style-name="ce192" office:value-type="float" office:value="785" calcext:value-type="float">
            <text:p>785,00</text:p>
          </table:table-cell>
          <table:table-cell table:style-name="ce192"/>
          <table:table-cell table:style-name="ce192" table:formula="of:=[.G68]-[.D67]+[.E67]" office:value-type="float" office:value="-36073.78" calcext:value-type="float">
            <text:p>-36.07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aliye maaş için</text:p>
          </table:table-cell>
          <table:table-cell/>
          <table:table-cell table:style-name="ce192" office:value-type="float" office:value="30000" calcext:value-type="float">
            <text:p>30.000,00</text:p>
          </table:table-cell>
          <table:table-cell table:style-name="ce192"/>
          <table:table-cell table:style-name="ce192" table:formula="of:=[.G69]-[.D68]+[.E68]" office:value-type="float" office:value="-36858.78" calcext:value-type="float">
            <text:p>-3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dişli eft</text:p>
          </table:table-cell>
          <table:table-cell/>
          <table:table-cell table:style-name="ce192" office:value-type="float" office:value="2005" calcext:value-type="float">
            <text:p>2.005,00</text:p>
          </table:table-cell>
          <table:table-cell table:style-name="ce192"/>
          <table:table-cell table:style-name="ce192" table:formula="of:=[.G70]-[.D69]+[.E69]" office:value-type="float" office:value="-66858.78" calcext:value-type="float">
            <text:p>-6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yeşilyurt hızarhane arsadan</text:p>
          </table:table-cell>
          <table:table-cell table:style-name="ce192" office:value-type="float" office:value="205000" calcext:value-type="float">
            <text:p>205.000,00</text:p>
          </table:table-cell>
          <table:table-cell/>
          <table:table-cell table:style-name="ce192"/>
          <table:table-cell table:style-name="ce192" table:formula="of:=[.G71]-[.D70]+[.E70]" office:value-type="float" office:value="-68863.78" calcext:value-type="float">
            <text:p>-68.8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2" table:formula="of:=[.G72]-[.D71]+[.E71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06" calcext:value-type="date">
            <text:p>06.09.2018</text:p>
          </table:table-cell>
          <table:table-cell table:style-name="ce187" office:value-type="string" calcext:value-type="string">
            <text:p>ayhan akdoğan sulusaray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73]-[.D72]+[.E72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ocak tabanca</text:p>
          </table:table-cell>
          <table:table-cell table:style-name="ce192"/>
          <table:table-cell table:style-name="ce192" office:value-type="float" office:value="1180" calcext:value-type="float">
            <text:p>1.180,00</text:p>
          </table:table-cell>
          <table:table-cell table:style-name="ce192"/>
          <table:table-cell table:style-name="ce192" table:formula="of:=[.G74]-[.D73]+[.E73]" office:value-type="float" office:value="139136.22" calcext:value-type="float">
            <text:p>139.13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sigorta</text:p>
          </table:table-cell>
          <table:table-cell table:style-name="ce192"/>
          <table:table-cell table:style-name="ce192" office:value-type="float" office:value="926" calcext:value-type="float">
            <text:p>926,00</text:p>
          </table:table-cell>
          <table:table-cell table:style-name="ce192"/>
          <table:table-cell table:style-name="ce192" table:formula="of:=[.G75]-[.D74]+[.E74]" office:value-type="float" office:value="137956.22" calcext:value-type="float">
            <text:p>137.95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gaz benzin</text:p>
          </table:table-cell>
          <table:table-cell table:style-name="ce192"/>
          <table:table-cell table:style-name="ce192" office:value-type="float" office:value="297.11" calcext:value-type="float">
            <text:p>297,11</text:p>
          </table:table-cell>
          <table:table-cell table:style-name="ce192"/>
          <table:table-cell table:style-name="ce192" table:formula="of:=[.G76]-[.D75]+[.E75]" office:value-type="float" office:value="137030.22" calcext:value-type="float">
            <text:p>137.030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 office:value-type="date" office:date-value="2018-11-02" calcext:value-type="date">
            <text:p>02.11.2018</text:p>
          </table:table-cell>
          <table:table-cell table:style-name="ce187" office:value-type="string" calcext:value-type="string">
            <text:p>toyota devir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77]-[.D76]+[.E76]" office:value-type="float" office:value="136733.11" calcext:value-type="float">
            <text:p>136.73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tava</text:p>
          </table:table-cell>
          <table:table-cell table:style-name="ce192"/>
          <table:table-cell table:style-name="ce192" office:value-type="float" office:value="28.95" calcext:value-type="float">
            <text:p>28,95</text:p>
          </table:table-cell>
          <table:table-cell table:style-name="ce192"/>
          <table:table-cell table:style-name="ce192" table:formula="of:=[.G78]-[.D77]+[.E77]" office:value-type="float" office:value="136573.11" calcext:value-type="float">
            <text:p>136.57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sigara</text:p>
          </table:table-cell>
          <table:table-cell table:style-name="ce192"/>
          <table:table-cell table:style-name="ce192" office:value-type="float" office:value="95" calcext:value-type="float">
            <text:p>95,00</text:p>
          </table:table-cell>
          <table:table-cell table:style-name="ce192"/>
          <table:table-cell table:style-name="ce192" table:formula="of:=[.G79]-[.D78]+[.E78]" office:value-type="float" office:value="136544.16" calcext:value-type="float">
            <text:p>136.544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ocak alışveriş</text:p>
          </table:table-cell>
          <table:table-cell table:style-name="ce192"/>
          <table:table-cell table:style-name="ce192" office:value-type="float" office:value="368.73" calcext:value-type="float">
            <text:p>368,73</text:p>
          </table:table-cell>
          <table:table-cell table:style-name="ce192"/>
          <table:table-cell table:style-name="ce192" table:formula="of:=[.G80]-[.D79]+[.E79]" office:value-type="float" office:value="136449.16" calcext:value-type="float">
            <text:p>136.449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epçe cam</text:p>
          </table:table-cell>
          <table:table-cell table:style-name="ce192"/>
          <table:table-cell table:style-name="ce192" office:value-type="float" office:value="70" calcext:value-type="float">
            <text:p>70,00</text:p>
          </table:table-cell>
          <table:table-cell table:style-name="ce192"/>
          <table:table-cell table:style-name="ce192" table:formula="of:=[.G81]-[.D80]+[.E80]" office:value-type="float" office:value="136080.43" calcext:value-type="float">
            <text:p>136.08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aportac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2" table:formula="of:=[.G82]-[.D81]+[.E81]" office:value-type="float" office:value="136010.43" calcext:value-type="float">
            <text:p>136.0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atila kk mustafa</text:p>
          </table:table-cell>
          <table:table-cell table:style-name="ce192"/>
          <table:table-cell table:style-name="ce192" office:value-type="float" office:value="600" calcext:value-type="float">
            <text:p>600,00</text:p>
          </table:table-cell>
          <table:table-cell table:style-name="ce192"/>
          <table:table-cell table:style-name="ce192" table:formula="of:=[.G83]-[.D82]+[.E82]" office:value-type="float" office:value="135910.43" calcext:value-type="float">
            <text:p>135.9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mermer Kaparo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2" table:formula="of:=[.G84]-[.D83]+[.E83]" office:value-type="float" office:value="135310.43" calcext:value-type="float">
            <text:p>135.3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ünye taşyünü RSMnin ödediği nakliye</text:p>
          </table:table-cell>
          <table:table-cell table:style-name="ce192" office:value-type="float" office:value="1850" calcext:value-type="float">
            <text:p>1.850,00</text:p>
          </table:table-cell>
          <table:table-cell table:style-name="ce192" table:number-columns-repeated="2"/>
          <table:table-cell table:style-name="ce192" table:formula="of:=[.G85]-[.D84]+[.E84]" office:value-type="float" office:value="135810.43" calcext:value-type="float">
            <text:p>135.8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900" calcext:value-type="float">
            <text:p>1.900,00</text:p>
          </table:table-cell>
          <table:table-cell table:style-name="ce192"/>
          <table:table-cell table:style-name="ce192" table:formula="of:=[.G86]-[.D85]+[.E85]" office:value-type="float" office:value="137660.43" calcext:value-type="float">
            <text:p>137.6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tlia vakıfbank hesabına özge kira</text:p>
          </table:table-cell>
          <table:table-cell table:style-name="ce192"/>
          <table:table-cell table:style-name="ce192" office:value-type="float" office:value="1250" calcext:value-type="float">
            <text:p>1.250,00</text:p>
          </table:table-cell>
          <table:table-cell table:style-name="ce192"/>
          <table:table-cell table:style-name="ce192" table:formula="of:=[.G87]-[.D86]+[.E86]" office:value-type="float" office:value="135760.43" calcext:value-type="float">
            <text:p>135.7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7-05" calcext:value-type="date">
            <text:p>05.07.2018</text:p>
          </table:table-cell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2" table:formula="of:=[.G88]-[.D87]+[.E87]" office:value-type="float" office:value="134510.43" calcext:value-type="float">
            <text:p>134.5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kiracı kepçeci eml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2" table:formula="of:=[.G89]-[.D88]+[.E88]" office:value-type="float" office:value="119510.43" calcext:value-type="float">
            <text:p>119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boya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90]-[.D89]+[.E89]" office:value-type="float" office:value="118510.43" calcext:value-type="float">
            <text:p>118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2017 hesaptan kalan doğuş alacaklı</text:p>
          </table:table-cell>
          <table:table-cell/>
          <table:table-cell table:style-name="ce193" office:value-type="float" office:value="118350.43" calcext:value-type="float">
            <text:p>118.350,43</text:p>
          </table:table-cell>
          <table:table-cell table:style-name="ce192"/>
          <table:table-cell table:style-name="ce192" table:formula="of:=[.G91]-[.D90]+[.E90]" office:value-type="float" office:value="118350.43" calcext:value-type="float">
            <text:p>118.350,4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92"/>
          <table:table-cell table:number-columns-repeated="1017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ĞUŞ" table:style-name="ta1">
        <table:table-column table:style-name="co40" table:default-cell-style-name="ce212"/>
        <table:table-column table:style-name="co41" table:default-cell-style-name="ce214"/>
        <table:table-column table:style-name="co42" table:number-columns-repeated="2" table:default-cell-style-name="ce214"/>
        <table:table-column table:style-name="co43" table:default-cell-style-name="ce214"/>
        <table:table-column table:style-name="co44" table:default-cell-style-name="ce212"/>
        <table:table-column table:style-name="co45" table:number-columns-repeated="1000" table:default-cell-style-name="ce212"/>
        <table:table-column table:style-name="co45" table:number-columns-repeated="17" table:default-cell-style-name="ce188"/>
        <table:table-column table:style-name="co16" table:default-cell-style-name="ce188"/>
        <table:table-row table:style-name="ro3">
          <table:table-cell table:style-name="ce227"/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189"/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189"/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189"/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189"/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189"/>
          <table:table-cell office:value-type="float" office:value="-170000" calcext:value-type="float">
            <text:p>-170.000,00</text:p>
          </table:table-cell>
          <table:table-cell table:formula="of:=[.D7]+[.C8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189"/>
          <table:table-cell office:value-type="float" office:value="-16268.74" calcext:value-type="float">
            <text:p>-16.268,74</text:p>
          </table:table-cell>
          <table:table-cell table:formula="of:=[.D8]+[.C9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7 de borçla kapandı</text:p>
          </table:table-cell>
          <table:table-cell table:style-name="ce218"/>
          <table:table-cell/>
          <table:table-cell table:style-name="ce233" table:formula="of:=[.D9]+[.C10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SD</text:p>
          </table:table-cell>
          <table:table-cell office:value-type="float" office:value="3.55" calcext:value-type="float">
            <text:p>3,55</text:p>
          </table:table-cell>
          <table:table-cell table:formula="of:=[.D10]/[.C11]" office:value-type="float" office:value="-70909.5042253521" calcext:value-type="float">
            <text:p>-70.909,50</text:p>
          </table:table-cell>
          <table:table-cell table:number-columns-repeated="1020"/>
        </table:table-row>
        <table:table-row table:style-name="ro3">
          <table:table-cell table:style-name="ce188"/>
          <table:table-cell table:number-columns-repeated="1023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232" table:formula="of:=[.D10]/2" office:value-type="float" office:value="-125864.37" calcext:value-type="float">
            <text:p>-125.864,37</text:p>
          </table:table-cell>
          <table:table-cell table:formula="of:=[.D13]+[.C14]" office:value-type="float" office:value="-125864.37" calcext:value-type="float">
            <text:p>-125.864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D14]+[.C15]" office:value-type="float" office:value="-127726.37" calcext:value-type="float">
            <text:p>-127.726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650" calcext:value-type="float">
            <text:p>-650,00</text:p>
          </table:table-cell>
          <table:table-cell table:formula="of:=[.D15]+[.C16]" office:value-type="float" office:value="-128376.37" calcext:value-type="float">
            <text:p>-128.376,37</text:p>
          </table:table-cell>
          <table:table-cell table:style-name="ce18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1695" calcext:value-type="float">
            <text:p>-1.695,00</text:p>
          </table:table-cell>
          <table:table-cell table:formula="of:=[.D16]+[.C17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/>
          <table:table-cell table:style-name="ce189" office:value-type="string" calcext:value-type="string">
            <text:p>TL</text:p>
          </table:table-cell>
          <table:table-cell table:style-name="ce189"/>
          <table:table-cell table:formula="of:=[.D17]+[.C18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 office:value-type="string" calcext:value-type="string">
            <text:p>DOĞUŞ KAPANIŞTA NAZAN BALCININ BORCU</text:p>
          </table:table-cell>
          <table:table-cell table:style-name="ce189" office:value-type="string" calcext:value-type="string">
            <text:p>TL</text:p>
          </table:table-cell>
          <table:table-cell table:style-name="ce189"/>
          <table:table-cell table:formula="of:=[.D18]+[.C19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office:value-type="string" calcext:value-type="string">
            <text:p>1 usd 3,55 borcun usd karşılığı 2017</text:p>
          </table:table-cell>
          <table:table-cell table:style-name="ce189" office:value-type="string" calcext:value-type="string">
            <text:p>USD</text:p>
          </table:table-cell>
          <table:table-cell table:style-name="ce189" office:value-type="float" office:value="3.55" calcext:value-type="float">
            <text:p>3,55</text:p>
          </table:table-cell>
          <table:table-cell table:formula="of:=[.D19]/[.C20]" office:value-type="float" office:value="-36639.8225352113" calcext:value-type="float">
            <text:p>-36.639,8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/>
          <table:table-cell table:style-name="ce189" office:value-type="string" calcext:value-type="string">
            <text:p>USD</text:p>
          </table:table-cell>
          <table:table-cell table:style-name="ce189"/>
          <table:table-cell table:formula="of:=[.D20]" office:value-type="float" office:value="-36639.8225352113" calcext:value-type="float">
            <text:p>-36.639,82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9" office:value-type="string" calcext:value-type="string">
            <text:p>İsmail Balcı kira geliri (NAZAN KİRA sayfasında) USD</text:p>
          </table:table-cell>
          <table:table-cell table:style-name="ce220" table:formula="of:=[$'NAZAN KİRA'.P25]" office:value-type="float" office:value="20187.6964465338" calcext:value-type="float">
            <text:p>20.187,70</text:p>
          </table:table-cell>
          <table:table-cell table:style-name="ce189"/>
          <table:table-cell table:formula="of:=[.D21]+[.B22]+[.C22]" office:value-type="float" office:value="-16452.1260886775" calcext:value-type="float">
            <text:p>-16.452,13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8"/>
          <table:table-cell table:style-name="ce189" office:value-type="string" calcext:value-type="string">
            <text:p>USD</text:p>
          </table:table-cell>
          <table:table-cell table:style-name="ce189"/>
          <table:table-cell table:formula="of:=[.D22]+[.C23]" office:value-type="float" office:value="-16452.1260886775" calcext:value-type="float">
            <text:p>-16.452,13</text:p>
          </table:table-cell>
          <table:table-cell table:style-name="ce193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213" office:value-type="string" calcext:value-type="string">
            <text:p>2019 sonu nazan balcının DOĞUŞA <text:s/>kalan borcu</text:p>
          </table:table-cell>
          <table:table-cell office:value-type="string" calcext:value-type="string">
            <text:p>USD</text:p>
          </table:table-cell>
          <table:table-cell/>
          <table:table-cell table:formula="of:=[.D23]+[.C24]" office:value-type="float" office:value="-16452.1260886775" calcext:value-type="float">
            <text:p>-16.452,13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2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hacının kapanışta doğuşa borcu ½</text:p>
          </table:table-cell>
          <table:table-cell/>
          <table:table-cell table:style-name="ce193" table:formula="of:=[.D10]/2" office:value-type="float" office:value="-125864.37" calcext:value-type="float">
            <text:p>-125.864,37</text:p>
          </table:table-cell>
          <table:table-cell table:formula="of:=[.D26]+[.B27]+[.C27]" office:value-type="float" office:value="-125864.37" calcext:value-type="float">
            <text:p>-125.864,3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89" office:value-type="string" calcext:value-type="string">
            <text:p>hacı kira hesabından alınan</text:p>
          </table:table-cell>
          <table:table-cell table:style-name="ce189" table:formula="of:=[TPLM.F43]" office:value-type="float" office:value="85098.9" calcext:value-type="float">
            <text:p>85.098,90</text:p>
          </table:table-cell>
          <table:table-cell table:style-name="ce189"/>
          <table:table-cell table:formula="of:=[.D27]+[.B28]+[.C28]" office:value-type="float" office:value="-40765.47" calcext:value-type="float">
            <text:p>-40.765,4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213" office:value-type="string" calcext:value-type="string">
            <text:p>2019 sonu hacı murat balcının DOĞUŞA <text:s/>kalan borcu</text:p>
          </table:table-cell>
          <table:table-cell table:style-name="ce189" table:number-columns-repeated="2"/>
          <table:table-cell table:formula="of:=[.D28]+[.B29]+[.C29]" office:value-type="float" office:value="-40765.47" calcext:value-type="float">
            <text:p>-40.765,4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office:value-type="string" calcext:value-type="string">
            <text:p>USD</text:p>
          </table:table-cell>
          <table:table-cell office:value-type="float" office:value="3.55" calcext:value-type="float">
            <text:p>3,55</text:p>
          </table:table-cell>
          <table:table-cell table:formula="of:=[.D29]/[.C30]" office:value-type="float" office:value="-11483.2309859155" calcext:value-type="float">
            <text:p>-11.483,23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 2019 da kapandığında ödenmemiş borcu</text:p>
          </table:table-cell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nazandan kalan borç</text:p>
          </table:table-cell>
          <table:table-cell table:style-name="ce189" office:value-type="string" calcext:value-type="string">
            <text:p>USD</text:p>
          </table:table-cell>
          <table:table-cell table:style-name="ce189" table:formula="of:=[.D24]" office:value-type="float" office:value="-16452.1260886775" calcext:value-type="float">
            <text:p>-16.452,13</text:p>
          </table:table-cell>
          <table:table-cell table:formula="of:=[.D32]+[.C33]" office:value-type="float" office:value="-16452.1260886775" calcext:value-type="float">
            <text:p>-16.452,13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hacıdan kalan borç</text:p>
          </table:table-cell>
          <table:table-cell table:style-name="ce189" office:value-type="string" calcext:value-type="string">
            <text:p>USD</text:p>
          </table:table-cell>
          <table:table-cell table:style-name="ce189" table:formula="of:=[.D30]" office:value-type="float" office:value="-11483.2309859155" calcext:value-type="float">
            <text:p>-11.483,23</text:p>
          </table:table-cell>
          <table:table-cell table:formula="of:=[.D33]+[.C34]" office:value-type="float" office:value="-27935.357074593" calcext:value-type="float">
            <text:p>-27.935,36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un borçlarını ödemek için selaanik ve ayşeye ait</text:p>
          </table:table-cell>
          <table:table-cell table:style-name="ce189" office:value-type="string" calcext:value-type="string">
            <text:p>USD</text:p>
          </table:table-cell>
          <table:table-cell table:style-name="ce189"/>
          <table:table-cell table:formula="of:=[.D34]+[.C35]" office:value-type="float" office:value="-27935.357074593" calcext:value-type="float">
            <text:p>-27.935,36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kira gelirleri kullanıldı</text:p>
          </table:table-cell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li ve atila balcı kira hesabından alınan <text:s text:c="2"/>(ödenecek)</text:p>
          </table:table-cell>
          <table:table-cell table:style-name="ce222" table:formula="of:=[$SELANİK.G4]*-1" office:value-type="float" office:value="81930.24" calcext:value-type="float">
            <text:p>81.930,24</text:p>
          </table:table-cell>
          <table:table-cell table:style-name="ce189"/>
          <table:table-cell table:formula="of:=[.D36]+[.B37]+[.C37]" office:value-type="float" office:value="81930.24" calcext:value-type="float">
            <text:p>81.930,2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yşe balcı kira hesabından alınan <text:s text:c="13"/>(ödenecek)</text:p>
          </table:table-cell>
          <table:table-cell table:style-name="ce222" table:formula="of:=[TPLM.F30]" office:value-type="float" office:value="28099.8" calcext:value-type="float">
            <text:p>28.099,80</text:p>
          </table:table-cell>
          <table:table-cell table:style-name="ce189"/>
          <table:table-cell table:style-name="ce219" table:formula="of:=[.D37]+[.B38]+[.C38]" office:value-type="float" office:value="110030.04" calcext:value-type="float">
            <text:p>110.030,0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4"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8"/>
        </table:table-row>
        <table:table-row table:style-name="ro3" table:number-rows-repeated="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4"/>
          <table:table-cell table:style-name="ce188"/>
          <table:table-cell table:number-columns-repeated="1018"/>
        </table:table-row>
        <table:table-row table:style-name="ro3">
          <table:table-cell table:style-name="ce189" table:number-columns-repeated="5"/>
          <table:table-cell table:style-name="ce188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B" table:style-name="ta1">
        <table:table-column table:style-name="co46" table:default-cell-style-name="ce234"/>
        <table:table-column table:style-name="co47" table:default-cell-style-name="ce107"/>
        <table:table-column table:style-name="co48" table:default-cell-style-name="ce107"/>
        <table:table-column table:style-name="co49" table:default-cell-style-name="ce107"/>
        <table:table-column table:style-name="co48" table:default-cell-style-name="ce107"/>
        <table:table-column table:style-name="co50" table:default-cell-style-name="ce107"/>
        <table:table-column table:style-name="co51" table:default-cell-style-name="ce109"/>
        <table:table-column table:style-name="co52" table:default-cell-style-name="ce109"/>
        <table:table-column table:style-name="co45" table:number-columns-repeated="1014" table:default-cell-style-name="ce107"/>
        <table:table-column table:style-name="co45" table:number-columns-repeated="2" table:default-cell-style-name="ce18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1994 yılında Doğuş Ticaret Ayten Balcı’ya ait arsaya 5 daire 1 dükkan 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olacak şekilde bir bina yaptı.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10" office:value-type="string" calcext:value-type="string">
            <text:p>Değeri</text:p>
          </table:table-cell>
          <table:table-cell table:style-name="ce110" office:value-type="string" calcext:value-type="string">
            <text:p>Kat Karşılığı</text:p>
          </table:table-cell>
          <table:table-cell table:style-name="ce110" office:value-type="string" calcext:value-type="string">
            <text:p>Kime Ait</text:p>
          </table:table-cell>
          <table:table-cell table:style-name="ce110" office:value-type="string" calcext:value-type="string">
            <text:p>Son Durum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Arsa Sahibine</text:p>
          </table:table-cell>
          <table:table-cell table:number-columns-repeated="2"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264" office:value-type="string" calcext:value-type="string">
            <text:p>Nazan Balcı</text:p>
          </table:table-cell>
          <table:table-cell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264" office:value-type="string" calcext:value-type="string">
            <text:p>Nazan Balcı</text:p>
          </table:table-cell>
          <table:table-cell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<text:s text:c="2"/>Satıldı</text:p>
          </table:table-cell>
          <table:table-cell table:style-name="ce110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</text:p>
          </table:table-cell>
          <table:table-cell table:style-name="ce110" office:value-type="string" calcext:value-type="string">
            <text:p>Satıldı </text:p>
          </table:table-cell>
          <table:table-cell table:style-name="ce110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1 <text:s text:c="2"/>Satıldı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</text:p>
          </table:table-cell>
          <table:table-cell table:style-name="ce110" office:value-type="string" calcext:value-type="string">
            <text:p>Satıldı </text:p>
          </table:table-cell>
          <table:table-cell table:style-name="ce249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25" office:value-type="string" calcext:value-type="string">
            <text:p>Dükkan <text:s text:c="2"/>Satıldı</text:p>
          </table:table-cell>
          <table:table-cell table:style-name="ce230" office:value-type="float" office:value="30000" calcext:value-type="float">
            <text:p>30.000,00</text:p>
          </table:table-cell>
          <table:table-cell table:style-name="ce225" office:value-type="string" calcext:value-type="string">
            <text:p>Doğuş Ticaret’e</text:p>
          </table:table-cell>
          <table:table-cell table:style-name="ce225" office:value-type="string" calcext:value-type="string">
            <text:p>Hacı + Nazan</text:p>
          </table:table-cell>
          <table:table-cell table:style-name="ce230" office:value-type="string" calcext:value-type="string">
            <text:p>Satıldı 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6">
          <table:table-cell/>
          <table:table-cell table:style-name="ce109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isse satın alındı 2 nolu daire hacı ya ait olmasına rağmen ortak alındığından dolayı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den alınan paranın yarısı İsmail Balcıya geçmiş oldu.</text:p>
          </table:table-cell>
          <table:table-cell table:style-name="ce109" table:number-columns-repeated="3"/>
          <table:table-cell table:style-name="ce110" office:value-type="float" office:value="40000" calcext:value-type="float">
            <text:p>40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 satıldı parayı hacı aldı ortaklardan nazanın alacağı oluştu</text:p>
          </table:table-cell>
          <table:table-cell table:style-name="ce109" table:number-columns-repeated="3"/>
          <table:table-cell table:style-name="ce110" office:value-type="float" office:value="-15000" calcext:value-type="float">
            <text:p>-15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kanın Doğuştan aldığı nakit</text:p>
          </table:table-cell>
          <table:table-cell table:style-name="Default"/>
          <table:table-cell table:style-name="ce109" table:number-columns-repeated="2"/>
          <table:table-cell table:style-name="ce110" office:value-type="float" office:value="85571" calcext:value-type="float">
            <text:p>85.571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 office:value-type="string" calcext:value-type="string">
            <text:p>HACI ALACAK</text:p>
          </table:table-cell>
          <table:table-cell table:style-name="ce113" office:value-type="string" calcext:value-type="string">
            <text:p>Bakiye</text:p>
          </table:table-cell>
          <table:table-cell table:style-name="ce113" office:value-type="string" calcext:value-type="string">
            <text:p>TL – usd</text:p>
          </table:table-cell>
          <table:table-cell table:style-name="ce110" office:value-type="string" calcext:value-type="string">
            <text:p>Borcun usd karşılığı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number-columns-repeated="2" table:style-name="ce113" office:value-type="string" calcext:value-type="string">
            <text:p>TL</text:p>
          </table:table-cell>
          <table:table-cell table:style-name="ce113"/>
          <table:table-cell table:style-name="ce113" office:value-type="string" calcext:value-type="string">
            <text:p>USD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109" office:value-type="string" calcext:value-type="string">
            <text:p>hakanın aldığının yarısı</text:p>
          </table:table-cell>
          <table:table-cell table:style-name="ce109" table:formula="of:=[.F17]/2" office:value-type="float" office:value="42785.5" calcext:value-type="float">
            <text:p>42.785,50</text:p>
          </table:table-cell>
          <table:table-cell table:style-name="ce109" table:formula="of:=[.C21]" office:value-type="float" office:value="42785.5" calcext:value-type="float">
            <text:p>42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1]/[.E21]" office:value-type="float" office:value="30561.0714285714" calcext:value-type="float">
            <text:p>30.561,07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dan nazana ½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 table:formula="of:=[.D21]+[.C22]" office:value-type="float" office:value="27785.5" calcext:value-type="float">
            <text:p>27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2]/[.E22]" office:value-type="float" office:value="-10714.2857142857" calcext:value-type="float">
            <text:p>-10.714,29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den kalan ½</text:p>
          </table:table-cell>
          <table:table-cell table:style-name="ce109" office:value-type="float" office:value="40000" calcext:value-type="float">
            <text:p>40.000,00</text:p>
          </table:table-cell>
          <table:table-cell table:style-name="ce109" table:formula="of:=[.D22]+[.C23]" office:value-type="float" office:value="67785.5" calcext:value-type="float">
            <text:p>67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3]/[.E23]" office:value-type="float" office:value="28571.4285714286" calcext:value-type="float">
            <text:p>28.571,43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09" office:value-type="string" calcext:value-type="string">
            <text:p>mustafa balcıdan doğuşa ½</text:p>
          </table:table-cell>
          <table:table-cell table:style-name="ce109" office:value-type="float" office:value="50000" calcext:value-type="float">
            <text:p>50.000,00</text:p>
          </table:table-cell>
          <table:table-cell table:style-name="ce109" table:formula="of:=[.D23]+[.C24]" office:value-type="float" office:value="117785.5" calcext:value-type="float">
            <text:p>117.785,50</text:p>
          </table:table-cell>
          <table:table-cell table:style-name="ce109" office:value-type="float" office:value="1.2" calcext:value-type="float">
            <text:p>1,20</text:p>
          </table:table-cell>
          <table:table-cell table:style-name="ce109" table:formula="of:=[.C24]/[.E24]/2" office:value-type="float" office:value="20833.3333333333" calcext:value-type="float">
            <text:p>20.833,33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7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azan Doğuş kapanış borç</text:p>
          </table:table-cell>
          <table:table-cell table:style-name="Default"/>
          <table:table-cell table:style-name="ce109"/>
          <table:table-cell table:style-name="ce109" table:formula="of:=[$DOĞUŞ.D24]*-1" office:value-type="float" office:value="16452.1260886775" calcext:value-type="float">
            <text:p>16.452,13</text:p>
          </table:table-cell>
          <table:table-cell table:style-name="ce109" table:formula="of:=[.F24]+[.E31]" office:value-type="float" office:value="37285.4594220108" calcext:value-type="float">
            <text:p>37.285,46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hacının nazandan toplam alacağı</text:p>
          </table:table-cell>
          <table:table-cell table:style-name="ce109" table:number-columns-repeated="2"/>
          <table:table-cell table:number-columns-repeated="2" table:style-name="ce113" office:value-type="string" calcext:value-type="string">
            <text:p>USD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office:value-type="string" calcext:value-type="string">
            <text:p>2019 yılı sonu</text:p>
          </table:table-cell>
          <table:table-cell table:style-name="Default"/>
          <table:table-cell table:style-name="ce113" table:number-columns-repeated="2"/>
          <table:table-cell table:style-name="Default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8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23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Default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/>
          <table:table-cell table:style-name="ce109" table:number-columns-repeated="2"/>
          <table:table-cell table:style-name="ce11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Default" table:number-columns-repeated="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24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34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/>
          <table:table-cell table:style-name="ce242"/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4">
          <table:table-cell/>
          <table:table-cell table:style-name="ce240" table:number-columns-repeated="2"/>
          <table:table-cell table:style-name="ce246"/>
          <table:table-cell table:style-name="ce240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18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7">
          <table:table-cell/>
          <table:table-cell table:style-name="ce113"/>
          <table:table-cell table:style-name="ce244"/>
          <table:table-cell table:style-name="ce110"/>
          <table:table-cell table:style-name="ce113"/>
          <table:table-cell table:style-name="ce248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8" table:number-columns-repeated="2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3" table:style-name="ta1">
        <table:table-column table:style-name="co53" table:default-cell-style-name="ce267"/>
        <table:table-column table:style-name="co47" table:default-cell-style-name="ce212"/>
        <table:table-column table:style-name="co54" table:number-columns-repeated="2" table:default-cell-style-name="ce212"/>
        <table:table-column table:style-name="co55" table:default-cell-style-name="ce212"/>
        <table:table-column table:style-name="co56" table:default-cell-style-name="ce212"/>
        <table:table-column table:style-name="co54" table:default-cell-style-name="ce212"/>
        <table:table-column table:style-name="co57" table:default-cell-style-name="ce212"/>
        <table:table-column table:style-name="co55" table:default-cell-style-name="ce214"/>
        <table:table-column table:style-name="co52" table:default-cell-style-name="ce214"/>
        <table:table-column table:style-name="co45" table:number-columns-repeated="1014" table:default-cell-style-name="ce212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office:value-type="float" office:value="2005" calcext:value-type="float">
            <text:p>2005</text:p>
          </table:table-cell>
          <table:table-cell table:style-name="ce273" office:value-type="string" calcext:value-type="string">
            <text:p>TL</text:p>
          </table:table-cell>
          <table:table-cell table:style-name="ce273" table:number-columns-repeated="3"/>
          <table:table-cell table:style-name="ce273" office:value-type="string" calcext:value-type="string">
            <text:p>TL-usd</text:p>
          </table:table-cell>
          <table:table-cell table:style-name="ce273" office:value-type="string" calcext:value-type="string">
            <text:p>USD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Sanayi arsa değeri</text:p>
          </table:table-cell>
          <table:table-cell table:style-name="ce214" office:value-type="float" office:value="450000" calcext:value-type="float">
            <text:p>450.000,00</text:p>
          </table:table-cell>
          <table:table-cell table:style-name="ce214" table:number-columns-repeated="3"/>
          <table:table-cell table:style-name="ce214" office:value-type="float" office:value="1" calcext:value-type="float">
            <text:p>1,00</text:p>
          </table:table-cell>
          <table:table-cell table:style-name="ce214" table:formula="of:=[.C5]/[.G5]" office:value-type="float" office:value="450000" calcext:value-type="float">
            <text:p>450.000,00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14"/>
          <table:table-cell table:style-name="ce269" office:value-type="string" calcext:value-type="string">
            <text:p>HACI</text:p>
          </table:table-cell>
          <table:table-cell table:style-name="ce269" table:number-columns-repeated="3"/>
          <table:table-cell table:style-name="ce269" office:value-type="string" calcext:value-type="string">
            <text:p>NAZAN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style-name="ce269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269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84" office:value-type="float" office:value="50" calcext:value-type="float">
            <text:p>50,00</text:p>
          </table:table-cell>
          <table:table-cell table:style-name="ce214"/>
          <table:table-cell table:style-name="ce214" table:formula="of:=[.H5]/2" office:value-type="float" office:value="225000" calcext:value-type="float">
            <text:p>225.000,00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84" office:value-type="float" office:value="50" calcext:value-type="float">
            <text:p>50,00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hakanın doğuşa olan borcun yarısı</text:p>
          </table:table-cell>
          <table:table-cell table:style-name="ce214" table:formula="of:=[$FAB.F21]" office:value-type="float" office:value="30561.0714285714" calcext:value-type="float">
            <text:p>30.561,07</text:p>
          </table:table-cell>
          <table:table-cell table:style-name="ce214" table:formula="of:=[.D10]+[.C11]" office:value-type="float" office:value="255561.071428571" calcext:value-type="float">
            <text:p>255.561,07</text:p>
          </table:table-cell>
          <table:table-cell table:style-name="ce284" table:formula="of:=[.E10]+[.C11]*100/[.C10]" office:value-type="float" office:value="63.5826984126984" calcext:value-type="float">
            <text:p>63,58</text:p>
          </table:table-cell>
          <table:table-cell table:style-name="ce214"/>
          <table:table-cell table:style-name="ce214" table:formula="of:=[.C11]*-1" office:value-type="float" office:value="-30561.0714285714" calcext:value-type="float">
            <text:p>-30.561,07</text:p>
          </table:table-cell>
          <table:table-cell table:style-name="ce214" table:formula="of:=[.H10]+[.G11]" office:value-type="float" office:value="194438.928571429" calcext:value-type="float">
            <text:p>194.438,93</text:p>
          </table:table-cell>
          <table:table-cell table:style-name="ce284" table:formula="of:=[.I10]+[.G11]*100/[.G10]" office:value-type="float" office:value="36.4173015873016" calcext:value-type="float">
            <text:p>36,4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Daire 2 den hacıya olan borç</text:p>
          </table:table-cell>
          <table:table-cell table:style-name="ce214" table:formula="of:=[$FAB.F23]" office:value-type="float" office:value="28571.4285714286" calcext:value-type="float">
            <text:p>28.571,43</text:p>
          </table:table-cell>
          <table:table-cell table:style-name="ce214" table:formula="of:=[.D11]+[.C12]" office:value-type="float" office:value="284132.5" calcext:value-type="float">
            <text:p>284.132,50</text:p>
          </table:table-cell>
          <table:table-cell table:style-name="ce284" table:formula="of:=[.E11]+[.C12]*100/[.C10]" office:value-type="float" office:value="76.2811111111111" calcext:value-type="float">
            <text:p>76,28</text:p>
          </table:table-cell>
          <table:table-cell table:style-name="ce214"/>
          <table:table-cell table:style-name="ce214" table:formula="of:=[.C12]*-1" office:value-type="float" office:value="-28571.4285714286" calcext:value-type="float">
            <text:p>-28.571,43</text:p>
          </table:table-cell>
          <table:table-cell table:style-name="ce214" table:formula="of:=[.H11]+[.G12]" office:value-type="float" office:value="165867.5" calcext:value-type="float">
            <text:p>165.867,50</text:p>
          </table:table-cell>
          <table:table-cell table:style-name="ce284" table:formula="of:=[.I11]+[.G12]*100/[.G10]" office:value-type="float" office:value="23.7188888888889" calcext:value-type="float">
            <text:p>23,7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68" office:value-type="string" calcext:value-type="string">
            <text:p>doğuşun mustafa balcıya olan borcunun yarısı</text:p>
          </table:table-cell>
          <table:table-cell table:style-name="ce191" table:formula="of:=[$FAB.F24]" office:value-type="float" office:value="20833.3333333333" calcext:value-type="float">
            <text:p>20.833,33</text:p>
          </table:table-cell>
          <table:table-cell table:style-name="ce214" table:formula="of:=[.D12]+[.C13]" office:value-type="float" office:value="304965.833333333" calcext:value-type="float">
            <text:p>304.965,83</text:p>
          </table:table-cell>
          <table:table-cell table:style-name="ce284" table:formula="of:=[.E12]+[.C13]*100/[.C10]" office:value-type="float" office:value="85.5403703703704" calcext:value-type="float">
            <text:p>85,54</text:p>
          </table:table-cell>
          <table:table-cell table:style-name="ce214"/>
          <table:table-cell table:style-name="ce214" table:formula="of:=[.C13]*-1" office:value-type="float" office:value="-20833.3333333333" calcext:value-type="float">
            <text:p>-20.833,33</text:p>
          </table:table-cell>
          <table:table-cell table:style-name="ce214" table:formula="of:=[.H12]+[.G13]" office:value-type="float" office:value="145034.166666667" calcext:value-type="float">
            <text:p>145.034,17</text:p>
          </table:table-cell>
          <table:table-cell table:style-name="ce284" table:formula="of:=[.I12]+[.G13]*100/[.G10]" office:value-type="float" office:value="14.4596296296296" calcext:value-type="float">
            <text:p>14,46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14" office:value-type="string" calcext:value-type="string">
            <text:p>dükkanın yarısı</text:p>
          </table:table-cell>
          <table:table-cell table:style-name="ce214" table:formula="of:=[$FAB.F22]" office:value-type="float" office:value="-10714.2857142857" calcext:value-type="float">
            <text:p>-10.714,29</text:p>
          </table:table-cell>
          <table:table-cell table:style-name="ce214" table:formula="of:=[.D13]+[.C14]" office:value-type="float" office:value="294251.547619048" calcext:value-type="float">
            <text:p>294.251,55</text:p>
          </table:table-cell>
          <table:table-cell table:style-name="ce285" table:formula="of:=[.E13]+[.C14]*100/[.C10]" office:value-type="float" office:value="80.7784656084656" calcext:value-type="float">
            <text:p>80,78</text:p>
          </table:table-cell>
          <table:table-cell table:style-name="ce214"/>
          <table:table-cell table:style-name="ce214" table:formula="of:=[.C14]*-1" office:value-type="float" office:value="10714.2857142857" calcext:value-type="float">
            <text:p>10.714,29</text:p>
          </table:table-cell>
          <table:table-cell table:style-name="ce214" table:formula="of:=[.H13]+[.G14]" office:value-type="float" office:value="155748.452380952" calcext:value-type="float">
            <text:p>155.748,45</text:p>
          </table:table-cell>
          <table:table-cell table:style-name="ce285" table:formula="of:=[.I13]+[.G14]*100/[.G10]" office:value-type="float" office:value="19.2215343915344" calcext:value-type="float">
            <text:p>19,2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32" office:value-type="string" calcext:value-type="string">
            <text:p>2019 Doğuş Kapanış Nazan Borç</text:p>
          </table:table-cell>
          <table:table-cell table:style-name="ce191" table:formula="of:=[$DOĞUŞ.D24]*-1" office:value-type="float" office:value="16452.1260886775" calcext:value-type="float">
            <text:p>16.452,13</text:p>
          </table:table-cell>
          <table:table-cell table:style-name="ce214" table:formula="of:=[.D14]+[.C15]" office:value-type="float" office:value="310703.673707725" calcext:value-type="float">
            <text:p>310.703,67</text:p>
          </table:table-cell>
          <table:table-cell table:style-name="ce286" table:formula="of:=[.E14]+[.C15]*100/[.C10]" office:value-type="float" office:value="88.0905216478778" calcext:value-type="float">
            <text:p>88,09</text:p>
          </table:table-cell>
          <table:table-cell table:style-name="ce214"/>
          <table:table-cell table:style-name="ce214" table:formula="of:=[.C15]*-1" office:value-type="float" office:value="-16452.1260886775" calcext:value-type="float">
            <text:p>-16.452,13</text:p>
          </table:table-cell>
          <table:table-cell table:style-name="ce214" table:formula="of:=[.H14]+[.G15]" office:value-type="float" office:value="139296.326292275" calcext:value-type="float">
            <text:p>139.296,33</text:p>
          </table:table-cell>
          <table:table-cell table:style-name="ce286" table:formula="of:=[.I14]+[.G15]*100/[.G10]" office:value-type="float" office:value="11.9094783521222" calcext:value-type="float">
            <text:p>11,91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69" table:formula="of:=SUM([.C11:.C15])" office:value-type="float" office:value="85703.6737077251" calcext:value-type="float">
            <text:p>85.703,67</text:p>
          </table:table-cell>
          <table:table-cell table:style-name="ce214" table:number-columns-repeated="3"/>
          <table:table-cell table:style-name="ce269" table:formula="of:=SUM([.G11:.G15])" office:value-type="float" office:value="-85703.6737077251" calcext:value-type="float">
            <text:p>-85.703,67</text:p>
          </table:table-cell>
          <table:table-cell table:style-name="ce269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Default" table:number-columns-repeated="7"/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69" office:value-type="string" calcext:value-type="string">
            <text:p>Sanayi arsa hisse oranı</text:p>
          </table:table-cell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2">
          <table:table-cell/>
          <table:table-cell table:style-name="ce270" office:value-type="string" calcext:value-type="string">
            <text:p>Hacı Murat Balcı</text:p>
          </table:table-cell>
          <table:table-cell table:style-name="ce276" office:value-type="string" calcext:value-type="string">
            <text:p>%</text:p>
          </table:table-cell>
          <table:table-cell table:style-name="ce270" table:formula="of:=[.E15]" office:value-type="float" office:value="88.0905216478778" calcext:value-type="float">
            <text:p>88,09</text:p>
          </table:table-cell>
          <table:table-cell table:style-name="Default"/>
          <table:table-cell table:style-name="ce214" table:number-columns-repeated="3"/>
          <table:table-cell table:number-columns-repeated="1000"/>
          <table:table-cell table:style-name="ce267" table:number-columns-repeated="16"/>
        </table:table-row>
        <table:table-row table:style-name="ro2">
          <table:table-cell/>
          <table:table-cell table:style-name="ce271" office:value-type="string" calcext:value-type="string">
            <text:p>Nazan Balcı</text:p>
          </table:table-cell>
          <table:table-cell table:style-name="ce277" office:value-type="string" calcext:value-type="string">
            <text:p>%</text:p>
          </table:table-cell>
          <table:table-cell table:style-name="ce281" table:formula="of:=[.I15]" office:value-type="float" office:value="11.9094783521222" calcext:value-type="float">
            <text:p>11,91</text:p>
          </table:table-cell>
          <table:table-cell table:style-name="Default"/>
          <table:table-cell table:style-name="ce188" table:number-columns-repeated="2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 table:number-rows-repeated="3">
          <table:table-cell/>
          <table:table-cell table:style-name="ce188" table:number-columns-repeated="6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 table:number-columns-repeated="6"/>
          <table:table-cell table:style-name="ce27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7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/>
          <table:table-cell table:style-name="ce278"/>
          <table:table-cell table:style-name="ce272" table:number-columns-repeated="5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/>
          <table:table-cell table:style-name="ce272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 table:number-columns-repeated="2"/>
          <table:table-cell table:style-name="ce214" table:number-columns-repeated="3"/>
          <table:table-cell table:style-name="ce272" table:number-columns-repeated="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5"/>
          <table:table-cell table:style-name="ce268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73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68" table:number-columns-repeated="4"/>
          <table:table-cell table:number-columns-repeated="1002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 table:number-rows-repeated="16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3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ZAN KİRA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ce15"/>
        <table:table-column table:style-name="co61" table:default-cell-style-name="ce15"/>
        <table:table-column table:style-name="co26" table:default-cell-style-name="ce15"/>
        <table:table-column table:style-name="co62" table:default-cell-style-name="ce15"/>
        <table:table-column table:style-name="co62" table:default-cell-style-name="ce305"/>
        <table:table-column table:style-name="co22" table:default-cell-style-name="ce15"/>
        <table:table-column table:style-name="co26" table:default-cell-style-name="ce15"/>
        <table:table-column table:style-name="co26" table:default-cell-style-name="ce305"/>
        <table:table-column table:style-name="co63" table:default-cell-style-name="ce15"/>
        <table:table-column table:style-name="co62" table:default-cell-style-name="ce15"/>
        <table:table-column table:style-name="co26" table:default-cell-style-name="ce305"/>
        <table:table-column table:style-name="co64" table:default-cell-style-name="ce15"/>
        <table:table-column table:style-name="co22" table:default-cell-style-name="ce15"/>
        <table:table-column table:style-name="co26" table:default-cell-style-name="ce15"/>
        <table:table-column table:style-name="co16" table:default-cell-style-name="ce15"/>
        <table:table-row table:style-name="ro1">
          <table:table-cell table:number-columns-repeated="2"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ALİ PAŞA HAMAM ARSA YILLARA GÖRE KİRA GELİRLERİ</text:p>
          </table:table-cell>
          <table:table-cell table:style-name="Default"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7" office:value-type="string" calcext:value-type="string" table:number-columns-spanned="3" table:number-rows-spanned="1">
            <text:p>AYGAZ</text:p>
          </table:table-cell>
          <table:covered-table-cell table:style-name="ce300"/>
          <table:covered-table-cell table:style-name="ce302"/>
          <table:table-cell table:style-name="ce297" office:value-type="string" calcext:value-type="string" table:number-columns-spanned="3" table:number-rows-spanned="1">
            <text:p>YIKAMA</text:p>
          </table:table-cell>
          <table:covered-table-cell table:style-name="ce307"/>
          <table:covered-table-cell table:style-name="ce308"/>
          <table:table-cell table:style-name="ce309" office:value-type="string" calcext:value-type="string" table:number-columns-spanned="3" table:number-rows-spanned="1">
            <text:p>MİLANGAZ</text:p>
          </table:table-cell>
          <table:covered-table-cell table:style-name="ce307"/>
          <table:covered-table-cell table:style-name="ce308"/>
          <table:table-cell table:style-name="Default"/>
          <table:table-cell table:style-name="ce311" office:value-type="string" calcext:value-type="string" table:number-columns-spanned="2" table:number-rows-spanned="1">
            <text:p>ALİ PAŞA ARSA</text:p>
          </table:table-cell>
          <table:covered-table-cell table:style-name="ce314"/>
          <table:table-cell table:style-name="Default"/>
        </table:table-row>
        <table:table-row table:style-name="ro1">
          <table:table-cell table:number-columns-repeated="2"/>
          <table:table-cell table:style-name="ce296" office:value-type="string" calcext:value-type="string">
            <text:p>tl/usd</text:p>
          </table:table-cell>
          <table:table-cell table:style-name="ce296"/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/>
          <table:table-cell table:style-name="ce312" office:value-type="string" calcext:value-type="string">
            <text:p>TOPLAM</text:p>
          </table:table-cell>
          <table:table-cell table:style-name="ce315" office:value-type="string" calcext:value-type="string">
            <text:p>TUPLAM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96" table:number-columns-repeated="2"/>
          <table:table-cell table:style-name="ce298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/>
          <table:table-cell table:style-name="ce313" office:value-type="string" calcext:value-type="string">
            <text:p>TL</text:p>
          </table:table-cell>
          <table:table-cell table:style-name="ce316" office:value-type="string" calcext:value-type="string">
            <text:p>USD</text:p>
          </table:table-cell>
          <table:table-cell table:style-name="Default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.59" calcext:value-type="float">
            <text:p>1,59</text:p>
          </table:table-cell>
          <table:table-cell/>
          <table:table-cell table:formula="of:=[$Aygaz.G50]" office:value-type="float" office:value="1000" calcext:value-type="float">
            <text:p>1.000,00</text:p>
          </table:table-cell>
          <table:table-cell table:formula="of:=[.E8]/[.C8]" office:value-type="float" office:value="628.930817610063" calcext:value-type="float">
            <text:p>628,93</text:p>
          </table:table-cell>
          <table:table-cell table:formula="of:=[.F8]*34/100" office:value-type="float" office:value="213.836477987421" calcext:value-type="float">
            <text:p>213,84</text:p>
          </table:table-cell>
          <table:table-cell table:formula="of:=[$'AP Ykm'.G44]" office:value-type="float" office:value="9500" calcext:value-type="float">
            <text:p>9.500,00</text:p>
          </table:table-cell>
          <table:table-cell table:formula="of:=[.H8]/[.C8]" office:value-type="float" office:value="5974.8427672956" calcext:value-type="float">
            <text:p>5.974,84</text:p>
          </table:table-cell>
          <table:table-cell table:formula="of:=[.I8]*34/100" office:value-type="float" office:value="2031.4465408805" calcext:value-type="float">
            <text:p>2.031,45</text:p>
          </table:table-cell>
          <table:table-cell/>
          <table:table-cell table:formula="of:=[.K8]/[.C8]" office:value-type="float" office:value="0" calcext:value-type="float">
            <text:p>0,00</text:p>
          </table:table-cell>
          <table:table-cell table:formula="of:=[.L8]*34/100" office:value-type="float" office:value="0" calcext:value-type="float">
            <text:p>0,00</text:p>
          </table:table-cell>
          <table:table-cell/>
          <table:table-cell table:formula="of:=[.K8]+[.H8]+[.E8]" office:value-type="float" office:value="10500" calcext:value-type="float">
            <text:p>10.500,00</text:p>
          </table:table-cell>
          <table:table-cell table:formula="of:=[.L8]+[.I8]+[.F8]" office:value-type="float" office:value="6603.77358490566" calcext:value-type="float">
            <text:p>6.603,77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table:formula="of:=[.E9]/[.C9]" office:value-type="float" office:value="0" calcext:value-type="float">
            <text:p>0,00</text:p>
          </table:table-cell>
          <table:table-cell table:formula="of:=[.F9]*34/100" office:value-type="float" office:value="0" calcext:value-type="float">
            <text:p>0,00</text:p>
          </table:table-cell>
          <table:table-cell table:formula="of:=[$'AP Ykm'.G43]" office:value-type="float" office:value="10000" calcext:value-type="float">
            <text:p>10.000,00</text:p>
          </table:table-cell>
          <table:table-cell table:formula="of:=[.H9]/[.C9]" office:value-type="float" office:value="5347.5935828877" calcext:value-type="float">
            <text:p>5.347,59</text:p>
          </table:table-cell>
          <table:table-cell table:formula="of:=[.I9]*34/100" office:value-type="float" office:value="1818.18181818182" calcext:value-type="float">
            <text:p>1.818,18</text:p>
          </table:table-cell>
          <table:table-cell/>
          <table:table-cell table:formula="of:=[.K9]/[.C9]" office:value-type="float" office:value="0" calcext:value-type="float">
            <text:p>0,00</text:p>
          </table:table-cell>
          <table:table-cell table:formula="of:=[.L9]*34/100" office:value-type="float" office:value="0" calcext:value-type="float">
            <text:p>0,00</text:p>
          </table:table-cell>
          <table:table-cell/>
          <table:table-cell table:formula="of:=[.K9]+[.H9]+[.E9]" office:value-type="float" office:value="10000" calcext:value-type="float">
            <text:p>10.000,00</text:p>
          </table:table-cell>
          <table:table-cell table:formula="of:=[.L9]+[.I9]+[.F9]" office:value-type="float" office:value="5347.5935828877" calcext:value-type="float">
            <text:p>5.347,59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table:formula="of:=[.E10]/[.C10]" office:value-type="float" office:value="0" calcext:value-type="float">
            <text:p>0,00</text:p>
          </table:table-cell>
          <table:table-cell table:formula="of:=[.F10]*34/100" office:value-type="float" office:value="0" calcext:value-type="float">
            <text:p>0,00</text:p>
          </table:table-cell>
          <table:table-cell table:formula="of:=[$'AP Ykm'.G42]" office:value-type="float" office:value="9000" calcext:value-type="float">
            <text:p>9.000,00</text:p>
          </table:table-cell>
          <table:table-cell table:formula="of:=[.H10]/[.C10]" office:value-type="float" office:value="4761.90476190476" calcext:value-type="float">
            <text:p>4.761,90</text:p>
          </table:table-cell>
          <table:table-cell table:formula="of:=[.I10]*34/100" office:value-type="float" office:value="1619.04761904762" calcext:value-type="float">
            <text:p>1.619,05</text:p>
          </table:table-cell>
          <table:table-cell/>
          <table:table-cell table:formula="of:=[.K10]/[.C10]" office:value-type="float" office:value="0" calcext:value-type="float">
            <text:p>0,00</text:p>
          </table:table-cell>
          <table:table-cell table:formula="of:=[.L10]*34/100" office:value-type="float" office:value="0" calcext:value-type="float">
            <text:p>0,00</text:p>
          </table:table-cell>
          <table:table-cell/>
          <table:table-cell table:formula="of:=[.K10]+[.H10]+[.E10]" office:value-type="float" office:value="9000" calcext:value-type="float">
            <text:p>9.000,00</text:p>
          </table:table-cell>
          <table:table-cell table:formula="of:=[.L10]+[.I10]+[.F10]" office:value-type="float" office:value="4761.90476190476" calcext:value-type="float">
            <text:p>4.761,90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,10</text:p>
          </table:table-cell>
          <table:table-cell/>
          <table:table-cell table:formula="of:=[$Aygaz.G47]" office:value-type="float" office:value="450" calcext:value-type="float">
            <text:p>450,00</text:p>
          </table:table-cell>
          <table:table-cell table:formula="of:=[.E11]/[.C11]" office:value-type="float" office:value="214.285714285714" calcext:value-type="float">
            <text:p>214,29</text:p>
          </table:table-cell>
          <table:table-cell table:formula="of:=[.F11]*34/100" office:value-type="float" office:value="72.8571428571429" calcext:value-type="float">
            <text:p>72,86</text:p>
          </table:table-cell>
          <table:table-cell table:formula="of:=[$'AP Ykm'.H41]" office:value-type="float" office:value="12500" calcext:value-type="float">
            <text:p>12.500,00</text:p>
          </table:table-cell>
          <table:table-cell table:formula="of:=[.H11]/[.C11]" office:value-type="float" office:value="5952.38095238095" calcext:value-type="float">
            <text:p>5.952,38</text:p>
          </table:table-cell>
          <table:table-cell table:formula="of:=[.I11]*34/100" office:value-type="float" office:value="2023.80952380952" calcext:value-type="float">
            <text:p>2.023,81</text:p>
          </table:table-cell>
          <table:table-cell/>
          <table:table-cell table:formula="of:=[.K11]/[.C11]" office:value-type="float" office:value="0" calcext:value-type="float">
            <text:p>0,00</text:p>
          </table:table-cell>
          <table:table-cell table:formula="of:=[.L11]*34/100" office:value-type="float" office:value="0" calcext:value-type="float">
            <text:p>0,00</text:p>
          </table:table-cell>
          <table:table-cell/>
          <table:table-cell table:formula="of:=[.K11]+[.H11]+[.E11]" office:value-type="float" office:value="12950" calcext:value-type="float">
            <text:p>12.950,00</text:p>
          </table:table-cell>
          <table:table-cell table:formula="of:=[.L11]+[.I11]+[.F11]" office:value-type="float" office:value="6166.66666666667" calcext:value-type="float">
            <text:p>6.166,6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.68" calcext:value-type="float">
            <text:p>2,68</text:p>
          </table:table-cell>
          <table:table-cell/>
          <table:table-cell table:formula="of:=[$Aygaz.F45]" office:value-type="float" office:value="4200" calcext:value-type="float">
            <text:p>4.200,00</text:p>
          </table:table-cell>
          <table:table-cell table:formula="of:=[.E12]/[.C12]" office:value-type="float" office:value="1567.16417910448" calcext:value-type="float">
            <text:p>1.567,16</text:p>
          </table:table-cell>
          <table:table-cell table:formula="of:=[.F12]*34/100" office:value-type="float" office:value="532.835820895522" calcext:value-type="float">
            <text:p>532,84</text:p>
          </table:table-cell>
          <table:table-cell table:formula="of:=[$'AP Ykm'.F38]" office:value-type="float" office:value="13750" calcext:value-type="float">
            <text:p>13.750,00</text:p>
          </table:table-cell>
          <table:table-cell table:formula="of:=[.H12]/[.C12]" office:value-type="float" office:value="5130.59701492537" calcext:value-type="float">
            <text:p>5.130,60</text:p>
          </table:table-cell>
          <table:table-cell table:formula="of:=[.I12]*34/100" office:value-type="float" office:value="1744.40298507463" calcext:value-type="float">
            <text:p>1.744,40</text:p>
          </table:table-cell>
          <table:table-cell table:formula="of:=[$Mlngaz.G25]" office:value-type="float" office:value="4000" calcext:value-type="float">
            <text:p>4.000,00</text:p>
          </table:table-cell>
          <table:table-cell table:formula="of:=[.K12]/[.C12]" office:value-type="float" office:value="1492.53731343284" calcext:value-type="float">
            <text:p>1.492,54</text:p>
          </table:table-cell>
          <table:table-cell table:formula="of:=[.L12]*34/100" office:value-type="float" office:value="507.462686567164" calcext:value-type="float">
            <text:p>507,46</text:p>
          </table:table-cell>
          <table:table-cell/>
          <table:table-cell table:formula="of:=[.K12]+[.H12]+[.E12]" office:value-type="float" office:value="21950" calcext:value-type="float">
            <text:p>21.950,00</text:p>
          </table:table-cell>
          <table:table-cell table:formula="of:=[.L12]+[.I12]+[.F12]" office:value-type="float" office:value="8190.29850746269" calcext:value-type="float">
            <text:p>8.190,30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.95" calcext:value-type="float">
            <text:p>2,95</text:p>
          </table:table-cell>
          <table:table-cell/>
          <table:table-cell table:formula="of:=[$Aygaz.C33]" office:value-type="float" office:value="2950" calcext:value-type="float">
            <text:p>2.950,00</text:p>
          </table:table-cell>
          <table:table-cell table:formula="of:=[.E13]/[.C13]" office:value-type="float" office:value="1000" calcext:value-type="float">
            <text:p>1.000,00</text:p>
          </table:table-cell>
          <table:table-cell table:formula="of:=[.F13]*34/100" office:value-type="float" office:value="340" calcext:value-type="float">
            <text:p>340,00</text:p>
          </table:table-cell>
          <table:table-cell table:formula="of:=[$'AP Ykm'.F30]" office:value-type="float" office:value="15125" calcext:value-type="float">
            <text:p>15.125,00</text:p>
          </table:table-cell>
          <table:table-cell table:formula="of:=[.H13]/[.C13]" office:value-type="float" office:value="5127.1186440678" calcext:value-type="float">
            <text:p>5.127,12</text:p>
          </table:table-cell>
          <table:table-cell table:formula="of:=[.I13]*34/100" office:value-type="float" office:value="1743.22033898305" calcext:value-type="float">
            <text:p>1.743,22</text:p>
          </table:table-cell>
          <table:table-cell table:formula="of:=[$Mlngaz.G22]" office:value-type="float" office:value="5600" calcext:value-type="float">
            <text:p>5.600,00</text:p>
          </table:table-cell>
          <table:table-cell table:formula="of:=[.K13]/[.C13]" office:value-type="float" office:value="1898.30508474576" calcext:value-type="float">
            <text:p>1.898,31</text:p>
          </table:table-cell>
          <table:table-cell table:formula="of:=[.L13]*34/100" office:value-type="float" office:value="645.423728813559" calcext:value-type="float">
            <text:p>645,42</text:p>
          </table:table-cell>
          <table:table-cell/>
          <table:table-cell table:formula="of:=[.K13]+[.H13]+[.E13]" office:value-type="float" office:value="23675" calcext:value-type="float">
            <text:p>23.675,00</text:p>
          </table:table-cell>
          <table:table-cell table:formula="of:=[.L13]+[.I13]+[.F13]" office:value-type="float" office:value="8025.42372881356" calcext:value-type="float">
            <text:p>8.025,42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4]/[.C14]" office:value-type="float" office:value="0" calcext:value-type="float">
            <text:p>0,00</text:p>
          </table:table-cell>
          <table:table-cell table:formula="of:=[.F14]*34/100" office:value-type="float" office:value="0" calcext:value-type="float">
            <text:p>0,00</text:p>
          </table:table-cell>
          <table:table-cell table:formula="of:=[$'AP Ykm'.F25]" office:value-type="float" office:value="3000" calcext:value-type="float">
            <text:p>3.000,00</text:p>
          </table:table-cell>
          <table:table-cell table:formula="of:=[.H14]/[.C14]" office:value-type="float" office:value="845.070422535211" calcext:value-type="float">
            <text:p>845,07</text:p>
          </table:table-cell>
          <table:table-cell table:formula="of:=[.I14]*34/100" office:value-type="float" office:value="287.323943661972" calcext:value-type="float">
            <text:p>287,32</text:p>
          </table:table-cell>
          <table:table-cell table:formula="of:=[$Mlngaz.G18]" office:value-type="float" office:value="4400" calcext:value-type="float">
            <text:p>4.400,00</text:p>
          </table:table-cell>
          <table:table-cell table:formula="of:=[.K14]/[.C14]" office:value-type="float" office:value="1239.43661971831" calcext:value-type="float">
            <text:p>1.239,44</text:p>
          </table:table-cell>
          <table:table-cell table:formula="of:=[.L14]*34/100" office:value-type="float" office:value="421.408450704225" calcext:value-type="float">
            <text:p>421,41</text:p>
          </table:table-cell>
          <table:table-cell/>
          <table:table-cell table:formula="of:=[.K14]+[.H14]+[.E14]" office:value-type="float" office:value="7400" calcext:value-type="float">
            <text:p>7.400,00</text:p>
          </table:table-cell>
          <table:table-cell table:formula="of:=[.L14]+[.I14]+[.F14]" office:value-type="float" office:value="2084.50704225352" calcext:value-type="float">
            <text:p>2.084,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5]/[.C15]" office:value-type="float" office:value="0" calcext:value-type="float">
            <text:p>0,00</text:p>
          </table:table-cell>
          <table:table-cell table:formula="of:=[.F15]*34/100" office:value-type="float" office:value="0" calcext:value-type="float">
            <text:p>0,00</text:p>
          </table:table-cell>
          <table:table-cell table:formula="of:=[$'AP Ykm'.F22]" office:value-type="float" office:value="17050" calcext:value-type="float">
            <text:p>17.050,00</text:p>
          </table:table-cell>
          <table:table-cell table:formula="of:=[.H15]/[.C15]" office:value-type="float" office:value="4802.81690140845" calcext:value-type="float">
            <text:p>4.802,82</text:p>
          </table:table-cell>
          <table:table-cell table:formula="of:=[.I15]*34/100" office:value-type="float" office:value="1632.95774647887" calcext:value-type="float">
            <text:p>1.632,96</text:p>
          </table:table-cell>
          <table:table-cell/>
          <table:table-cell table:formula="of:=[.K15]/[.C15]" office:value-type="float" office:value="0" calcext:value-type="float">
            <text:p>0,00</text:p>
          </table:table-cell>
          <table:table-cell table:formula="of:=[.L15]*34/100" office:value-type="float" office:value="0" calcext:value-type="float">
            <text:p>0,00</text:p>
          </table:table-cell>
          <table:table-cell/>
          <table:table-cell table:formula="of:=[.K15]+[.H15]+[.E15]" office:value-type="float" office:value="17050" calcext:value-type="float">
            <text:p>17.050,00</text:p>
          </table:table-cell>
          <table:table-cell table:formula="of:=[.L15]+[.I15]+[.F15]" office:value-type="float" office:value="4802.81690140845" calcext:value-type="float">
            <text:p>4.802,82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.6" calcext:value-type="float">
            <text:p>4,60</text:p>
          </table:table-cell>
          <table:table-cell table:number-columns-repeated="2"/>
          <table:table-cell table:formula="of:=[.E16]/[.C16]" office:value-type="float" office:value="0" calcext:value-type="float">
            <text:p>0,00</text:p>
          </table:table-cell>
          <table:table-cell table:formula="of:=[.F16]*34/100" office:value-type="float" office:value="0" calcext:value-type="float">
            <text:p>0,00</text:p>
          </table:table-cell>
          <table:table-cell table:formula="of:=[$'AP Ykm'.F19]" office:value-type="float" office:value="289" calcext:value-type="float">
            <text:p>289,00</text:p>
          </table:table-cell>
          <table:table-cell table:formula="of:=[.H16]/[.C16]" office:value-type="float" office:value="62.8260869565217" calcext:value-type="float">
            <text:p>62,83</text:p>
          </table:table-cell>
          <table:table-cell table:formula="of:=[.I16]*34/100" office:value-type="float" office:value="21.3608695652174" calcext:value-type="float">
            <text:p>21,36</text:p>
          </table:table-cell>
          <table:table-cell table:formula="of:=[$Mlngaz.F16]" office:value-type="float" office:value="7200" calcext:value-type="float">
            <text:p>7.200,00</text:p>
          </table:table-cell>
          <table:table-cell table:formula="of:=[.K16]/[.C16]" office:value-type="float" office:value="1565.21739130435" calcext:value-type="float">
            <text:p>1.565,22</text:p>
          </table:table-cell>
          <table:table-cell table:formula="of:=[.L16]*34/100" office:value-type="float" office:value="532.173913043478" calcext:value-type="float">
            <text:p>532,17</text:p>
          </table:table-cell>
          <table:table-cell/>
          <table:table-cell table:formula="of:=[.K16]+[.H16]+[.E16]" office:value-type="float" office:value="7489" calcext:value-type="float">
            <text:p>7.489,00</text:p>
          </table:table-cell>
          <table:table-cell table:formula="of:=[.L16]+[.I16]+[.F16]" office:value-type="float" office:value="1628.04347826087" calcext:value-type="float">
            <text:p>1.628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" calcext:value-type="float">
            <text:p>4,60</text:p>
          </table:table-cell>
          <table:table-cell/>
          <table:table-cell table:formula="of:=[$Aygaz.C17]" office:value-type="float" office:value="3300" calcext:value-type="float">
            <text:p>3.300,00</text:p>
          </table:table-cell>
          <table:table-cell table:formula="of:=[.E17]/[.C17]" office:value-type="float" office:value="717.391304347826" calcext:value-type="float">
            <text:p>717,39</text:p>
          </table:table-cell>
          <table:table-cell table:formula="of:=[.F17]*34/100" office:value-type="float" office:value="243.913043478261" calcext:value-type="float">
            <text:p>243,91</text:p>
          </table:table-cell>
          <table:table-cell table:formula="of:=[$'AP Ykm'.F18]-500" office:value-type="float" office:value="19186" calcext:value-type="float">
            <text:p>19.186,00</text:p>
          </table:table-cell>
          <table:table-cell table:formula="of:=[.H17]/[.C17]" office:value-type="float" office:value="4170.86956521739" calcext:value-type="float">
            <text:p>4.170,87</text:p>
          </table:table-cell>
          <table:table-cell table:formula="of:=[.I17]*34/100" office:value-type="float" office:value="1418.09565217391" calcext:value-type="float">
            <text:p>1.418,10</text:p>
          </table:table-cell>
          <table:table-cell/>
          <table:table-cell table:formula="of:=[.K17]/[.C17]" office:value-type="float" office:value="0" calcext:value-type="float">
            <text:p>0,00</text:p>
          </table:table-cell>
          <table:table-cell table:formula="of:=[.L17]*34/100" office:value-type="float" office:value="0" calcext:value-type="float">
            <text:p>0,00</text:p>
          </table:table-cell>
          <table:table-cell/>
          <table:table-cell table:formula="of:=[.K17]+[.H17]+[.E17]" office:value-type="float" office:value="22486" calcext:value-type="float">
            <text:p>22.486,00</text:p>
          </table:table-cell>
          <table:table-cell table:formula="of:=[.L17]+[.I17]+[.F17]" office:value-type="float" office:value="4888.26086956522" calcext:value-type="float">
            <text:p>4.888,26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.82" calcext:value-type="float">
            <text:p>5,82</text:p>
          </table:table-cell>
          <table:table-cell/>
          <table:table-cell table:formula="of:=[$Aygaz.C8]" office:value-type="float" office:value="7000" calcext:value-type="float">
            <text:p>7.000,00</text:p>
          </table:table-cell>
          <table:table-cell table:formula="of:=[.E18]/[.C18]" office:value-type="float" office:value="1202.74914089347" calcext:value-type="float">
            <text:p>1.202,75</text:p>
          </table:table-cell>
          <table:table-cell table:formula="of:=[.F18]*34/100" office:value-type="float" office:value="408.93470790378" calcext:value-type="float">
            <text:p>408,93</text:p>
          </table:table-cell>
          <table:table-cell table:formula="of:=[$'AP Ykm'.F10]-1880" office:value-type="float" office:value="24500" calcext:value-type="float">
            <text:p>24.500,00</text:p>
          </table:table-cell>
          <table:table-cell table:formula="of:=[.H18]/[.C18]" office:value-type="float" office:value="4209.62199312715" calcext:value-type="float">
            <text:p>4.209,62</text:p>
          </table:table-cell>
          <table:table-cell table:formula="of:=[.I18]*34/100" office:value-type="float" office:value="1431.27147766323" calcext:value-type="float">
            <text:p>1.431,27</text:p>
          </table:table-cell>
          <table:table-cell table:formula="of:=[$Mlngaz.F8]" office:value-type="float" office:value="8520" calcext:value-type="float">
            <text:p>8.520,00</text:p>
          </table:table-cell>
          <table:table-cell table:formula="of:=[.K18]/[.C18]" office:value-type="float" office:value="1463.9175257732" calcext:value-type="float">
            <text:p>1.463,92</text:p>
          </table:table-cell>
          <table:table-cell table:formula="of:=[.L18]*34/100" office:value-type="float" office:value="497.731958762887" calcext:value-type="float">
            <text:p>497,73</text:p>
          </table:table-cell>
          <table:table-cell/>
          <table:table-cell table:formula="of:=[.K18]+[.H18]+[.E18]" office:value-type="float" office:value="40020" calcext:value-type="float">
            <text:p>40.020,00</text:p>
          </table:table-cell>
          <table:table-cell table:formula="of:=[.L18]+[.I18]+[.F18]" office:value-type="float" office:value="6876.28865979381" calcext:value-type="float">
            <text:p>6.876,2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8:.E18])" office:value-type="float" office:value="18900" calcext:value-type="float">
            <text:p>18.900,00</text:p>
          </table:table-cell>
          <table:table-cell table:formula="of:=SUM([.F8:.F18])" office:value-type="float" office:value="5330.52115624155" calcext:value-type="float">
            <text:p>5.330,52</text:p>
          </table:table-cell>
          <table:table-cell/>
          <table:table-cell table:formula="of:=SUM([.H8:.H18])" office:value-type="float" office:value="133900" calcext:value-type="float">
            <text:p>133.900,00</text:p>
          </table:table-cell>
          <table:table-cell table:formula="of:=SUM([.I8:.I18])" office:value-type="float" office:value="46385.6426927069" calcext:value-type="float">
            <text:p>46.385,64</text:p>
          </table:table-cell>
          <table:table-cell/>
          <table:table-cell table:formula="of:=SUM([.K8:.K18])" office:value-type="float" office:value="29720" calcext:value-type="float">
            <text:p>29.720,00</text:p>
          </table:table-cell>
          <table:table-cell table:formula="of:=SUM([.L8:.L18])" office:value-type="float" office:value="7659.41393497445" calcext:value-type="float">
            <text:p>7.659,41</text:p>
          </table:table-cell>
          <table:table-cell table:number-columns-repeated="2"/>
          <table:table-cell table:formula="of:=SUM([.O8:.O18])" office:value-type="float" office:value="182520" calcext:value-type="float">
            <text:p>182.520,00</text:p>
          </table:table-cell>
          <table:table-cell table:formula="of:=SUM([.P8:.P18])" office:value-type="float" office:value="59375.5777839229" calcext:value-type="float">
            <text:p>59.375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299"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6"/>
          <table:table-cell table:style-name="ce306" table:formula="of:=[.F20]*34/100" office:value-type="float" office:value="1812.37719312213" calcext:value-type="float">
            <text:p>1.812,38</text:p>
          </table:table-cell>
          <table:table-cell table:number-columns-repeated="2"/>
          <table:table-cell table:style-name="ce306" table:formula="of:=[.I20]*34/100" office:value-type="float" office:value="15771.1185155203" calcext:value-type="float">
            <text:p>15.771,12</text:p>
          </table:table-cell>
          <table:table-cell table:number-columns-repeated="2"/>
          <table:table-cell table:style-name="ce306" table:formula="of:=[.L20]*34/100" office:value-type="float" office:value="2604.20073789131" calcext:value-type="float">
            <text:p>2.604,20</text:p>
          </table:table-cell>
          <table:table-cell table:number-columns-repeated="2"/>
          <table:table-cell office:value-type="float" office:value="34" calcext:value-type="float">
            <text:p>34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9" table:number-columns-repeated="3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011 – 2019 Toplam Kira bedellerinden Nazan Balcıya ait %34 hisse USD</text:p>
          </table:table-cell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10" table:formula="of:=SUM([.G23:.M23])" office:value-type="float" office:value="20187.6964465338" calcext:value-type="float">
            <text:p>20.187,70</text:p>
          </table:table-cell>
          <table:table-cell table:number-columns-repeated="2"/>
          <table:table-cell table:style-name="ce310" table:formula="of:=[.P20]*[.P23]/100" office:value-type="float" office:value="20187.6964465338" calcext:value-type="float">
            <text:p>20.187,7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.00.0000</text:date>, <text:time style:data-style-name="N2" text:time-value="16:59:33.37821585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6T17:58:34.429103875</dc:date>
    <meta:editing-duration>P1DT6H36M46S</meta:editing-duration>
    <meta:editing-cycles>75</meta:editing-cycles>
    <meta:generator>LibreOffice/6.1.5.2$Linux_X86_64 LibreOffice_project/10$Build-2</meta:generator>
    <meta:print-date>2019-10-16T17:59:28.255734843</meta:print-date>
    <meta:document-statistic meta:table-count="15" meta:cell-count="1882" meta:object-count="0"/>
  </office:meta>
</office:document-meta>
</file>